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rlito" svg:font-family="Carlit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fo:language="fr" fo:country="FR" officeooo:rsid="00054bd5" officeooo:paragraph-rsid="00054bd5"/>
    </style:style>
    <style:style style:name="P2" style:family="paragraph" style:parent-style-name="Standard">
      <style:text-properties officeooo:paragraph-rsid="0066ee7d"/>
    </style:style>
    <style:style style:name="P3" style:family="paragraph" style:parent-style-name="Text_20_body">
      <style:text-properties officeooo:rsid="001b756e" officeooo:paragraph-rsid="001b756e"/>
    </style:style>
    <style:style style:name="P4" style:family="paragraph" style:parent-style-name="Text_20_body">
      <style:text-properties officeooo:rsid="001ea24b" officeooo:paragraph-rsid="001ea24b"/>
    </style:style>
    <style:style style:name="P5" style:family="paragraph" style:parent-style-name="Text_20_body">
      <style:text-properties officeooo:rsid="0020375a" officeooo:paragraph-rsid="0020375a"/>
    </style:style>
    <style:style style:name="P6" style:family="paragraph" style:parent-style-name="Text_20_body">
      <style:text-properties officeooo:rsid="0021f763" officeooo:paragraph-rsid="0021f763"/>
    </style:style>
    <style:style style:name="P7" style:family="paragraph" style:parent-style-name="Text_20_body">
      <style:text-properties officeooo:rsid="00227c64" officeooo:paragraph-rsid="00227c64"/>
    </style:style>
    <style:style style:name="P8" style:family="paragraph" style:parent-style-name="Text_20_body">
      <style:text-properties officeooo:rsid="00227c64" officeooo:paragraph-rsid="00227c64" fo:background-color="#fffd59"/>
    </style:style>
    <style:style style:name="P9" style:family="paragraph" style:parent-style-name="Text_20_body">
      <style:text-properties officeooo:rsid="0021f763" officeooo:paragraph-rsid="0021f763" fo:background-color="#fffd59"/>
    </style:style>
    <style:style style:name="P10" style:family="paragraph" style:parent-style-name="Text_20_body">
      <style:text-properties officeooo:rsid="0024bd41" officeooo:paragraph-rsid="0024bd41" fo:background-color="#fffd59"/>
    </style:style>
    <style:style style:name="P11" style:family="paragraph" style:parent-style-name="Text_20_body">
      <style:text-properties officeooo:rsid="00288126" officeooo:paragraph-rsid="00288126" fo:background-color="#fffd59"/>
    </style:style>
    <style:style style:name="P12" style:family="paragraph" style:parent-style-name="Text_20_body">
      <style:text-properties officeooo:rsid="00239ed8" officeooo:paragraph-rsid="00239ed8"/>
    </style:style>
    <style:style style:name="P13" style:family="paragraph" style:parent-style-name="Text_20_body">
      <style:text-properties fo:font-weight="normal" officeooo:rsid="00288126" officeooo:paragraph-rsid="00288126" fo:background-color="#fffd59" style:font-weight-asian="normal" style:font-weight-complex="normal"/>
    </style:style>
    <style:style style:name="P14" style:family="paragraph" style:parent-style-name="Text_20_body">
      <style:text-properties fo:font-weight="normal" officeooo:rsid="0029b74a" officeooo:paragraph-rsid="0029b74a" fo:background-color="#fffd59" style:font-weight-asian="normal" style:font-weight-complex="normal"/>
    </style:style>
    <style:style style:name="P15" style:family="paragraph" style:parent-style-name="Text_20_body">
      <style:text-properties officeooo:rsid="002dcdb2" officeooo:paragraph-rsid="002dcdb2"/>
    </style:style>
    <style:style style:name="P16" style:family="paragraph" style:parent-style-name="Text_20_body">
      <style:text-properties officeooo:rsid="002f66d1" officeooo:paragraph-rsid="002f66d1"/>
    </style:style>
    <style:style style:name="P17" style:family="paragraph" style:parent-style-name="Text_20_body">
      <style:text-properties officeooo:rsid="002f66d1" officeooo:paragraph-rsid="0031588b"/>
    </style:style>
    <style:style style:name="P18" style:family="paragraph" style:parent-style-name="Text_20_body">
      <style:text-properties officeooo:rsid="0031588b" officeooo:paragraph-rsid="0031588b"/>
    </style:style>
    <style:style style:name="P19" style:family="paragraph" style:parent-style-name="Text_20_body">
      <style:text-properties officeooo:rsid="00321714" officeooo:paragraph-rsid="00321714"/>
    </style:style>
    <style:style style:name="P20" style:family="paragraph" style:parent-style-name="Text_20_body">
      <style:text-properties officeooo:rsid="00330e2f" officeooo:paragraph-rsid="00330e2f"/>
    </style:style>
    <style:style style:name="P21" style:family="paragraph" style:parent-style-name="Text_20_body">
      <style:text-properties officeooo:rsid="00343429" officeooo:paragraph-rsid="00343429"/>
    </style:style>
    <style:style style:name="P22" style:family="paragraph" style:parent-style-name="Text_20_body">
      <style:text-properties officeooo:rsid="0035f8b3" officeooo:paragraph-rsid="0035f8b3"/>
    </style:style>
    <style:style style:name="P23" style:family="paragraph" style:parent-style-name="Text_20_body">
      <style:text-properties officeooo:rsid="00373c70" officeooo:paragraph-rsid="00373c70"/>
    </style:style>
    <style:style style:name="P24" style:family="paragraph" style:parent-style-name="Text_20_body">
      <style:text-properties officeooo:rsid="0037504d" officeooo:paragraph-rsid="0037504d"/>
    </style:style>
    <style:style style:name="P25" style:family="paragraph" style:parent-style-name="Text_20_body">
      <style:text-properties officeooo:rsid="0037504d" officeooo:paragraph-rsid="0039b4ab"/>
    </style:style>
    <style:style style:name="P26" style:family="paragraph" style:parent-style-name="Text_20_body">
      <style:text-properties officeooo:rsid="0037504d" officeooo:paragraph-rsid="003ab82a"/>
    </style:style>
    <style:style style:name="P27" style:family="paragraph" style:parent-style-name="Text_20_body">
      <style:text-properties officeooo:rsid="0039b4ab" officeooo:paragraph-rsid="0039b4ab"/>
    </style:style>
    <style:style style:name="P28" style:family="paragraph" style:parent-style-name="Text_20_body">
      <style:text-properties officeooo:rsid="00380ef7" officeooo:paragraph-rsid="003ab82a"/>
    </style:style>
    <style:style style:name="P29" style:family="paragraph" style:parent-style-name="Text_20_body">
      <style:text-properties officeooo:rsid="002911ad" officeooo:paragraph-rsid="002911ad"/>
    </style:style>
    <style:style style:name="P30" style:family="paragraph" style:parent-style-name="Text_20_body">
      <style:text-properties officeooo:rsid="003f0fff" officeooo:paragraph-rsid="00410dc7"/>
    </style:style>
    <style:style style:name="P31" style:family="paragraph" style:parent-style-name="Text_20_body">
      <style:text-properties officeooo:rsid="0043b71f" officeooo:paragraph-rsid="0043b71f"/>
    </style:style>
    <style:style style:name="P32" style:family="paragraph" style:parent-style-name="Text_20_body">
      <style:text-properties officeooo:rsid="004438d0" officeooo:paragraph-rsid="004438d0"/>
    </style:style>
    <style:style style:name="P33" style:family="paragraph" style:parent-style-name="Text_20_body">
      <style:text-properties officeooo:rsid="004bfd96" officeooo:paragraph-rsid="004bfd96"/>
    </style:style>
    <style:style style:name="P34" style:family="paragraph" style:parent-style-name="Text_20_body">
      <style:text-properties fo:background-color="#ffff00"/>
    </style:style>
    <style:style style:name="P35" style:family="paragraph" style:parent-style-name="Text_20_body">
      <style:text-properties officeooo:paragraph-rsid="008fa3f8" fo:background-color="#ffff00"/>
    </style:style>
    <style:style style:name="P36" style:family="paragraph" style:parent-style-name="Text_20_body">
      <style:text-properties officeooo:paragraph-rsid="00bf06f0" fo:background-color="#ffff00"/>
    </style:style>
    <style:style style:name="P37" style:family="paragraph" style:parent-style-name="Text_20_body">
      <style:text-properties officeooo:paragraph-rsid="00d27882" fo:background-color="#ffff00"/>
    </style:style>
    <style:style style:name="P38" style:family="paragraph" style:parent-style-name="Text_20_body">
      <style:text-properties officeooo:paragraph-rsid="00d42eca" fo:background-color="#ffff00"/>
    </style:style>
    <style:style style:name="P39" style:family="paragraph" style:parent-style-name="Text_20_body">
      <style:text-properties officeooo:paragraph-rsid="00db6712" fo:background-color="#ffff00"/>
    </style:style>
    <style:style style:name="P40" style:family="paragraph" style:parent-style-name="Text_20_body">
      <style:text-properties fo:background-color="transparent"/>
    </style:style>
    <style:style style:name="P41" style:family="paragraph" style:parent-style-name="Text_20_body">
      <style:text-properties officeooo:paragraph-rsid="00746a97" fo:background-color="transparent"/>
    </style:style>
    <style:style style:name="P42" style:family="paragraph" style:parent-style-name="Text_20_body">
      <style:text-properties officeooo:paragraph-rsid="007948b2" fo:background-color="transparent"/>
    </style:style>
    <style:style style:name="P43" style:family="paragraph" style:parent-style-name="Text_20_body">
      <style:text-properties officeooo:paragraph-rsid="007caeb2" fo:background-color="transparent"/>
    </style:style>
    <style:style style:name="P44" style:family="paragraph" style:parent-style-name="Text_20_body">
      <style:text-properties officeooo:paragraph-rsid="007f3854" fo:background-color="transparent"/>
    </style:style>
    <style:style style:name="P45" style:family="paragraph" style:parent-style-name="Text_20_body">
      <style:text-properties officeooo:paragraph-rsid="00848e1e" fo:background-color="transparent"/>
    </style:style>
    <style:style style:name="P46" style:family="paragraph" style:parent-style-name="Text_20_body">
      <style:text-properties officeooo:paragraph-rsid="008aab9a" fo:background-color="transparent"/>
    </style:style>
    <style:style style:name="P47" style:family="paragraph" style:parent-style-name="Text_20_body">
      <style:text-properties officeooo:paragraph-rsid="008e1aa2" fo:background-color="transparent"/>
    </style:style>
    <style:style style:name="P48" style:family="paragraph" style:parent-style-name="Text_20_body">
      <style:text-properties officeooo:paragraph-rsid="008fa3f8" fo:background-color="transparent"/>
    </style:style>
    <style:style style:name="P49" style:family="paragraph" style:parent-style-name="Text_20_body">
      <style:text-properties officeooo:paragraph-rsid="00945a22" fo:background-color="transparent"/>
    </style:style>
    <style:style style:name="P50" style:family="paragraph" style:parent-style-name="Text_20_body">
      <style:text-properties officeooo:paragraph-rsid="009474a7" fo:background-color="transparent"/>
    </style:style>
    <style:style style:name="P51" style:family="paragraph" style:parent-style-name="Text_20_body">
      <style:text-properties officeooo:paragraph-rsid="009e7a28" fo:background-color="transparent"/>
    </style:style>
    <style:style style:name="P52" style:family="paragraph" style:parent-style-name="Text_20_body">
      <style:text-properties officeooo:paragraph-rsid="00a6c1b5" fo:background-color="transparent"/>
    </style:style>
    <style:style style:name="P53" style:family="paragraph" style:parent-style-name="Text_20_body">
      <style:text-properties officeooo:paragraph-rsid="00a7a675" fo:background-color="transparent"/>
    </style:style>
    <style:style style:name="P54" style:family="paragraph" style:parent-style-name="Text_20_body">
      <style:text-properties officeooo:paragraph-rsid="00a9694b" fo:background-color="transparent"/>
    </style:style>
    <style:style style:name="P55" style:family="paragraph" style:parent-style-name="Text_20_body">
      <style:text-properties officeooo:paragraph-rsid="00a9f9ca" fo:background-color="transparent"/>
    </style:style>
    <style:style style:name="P56" style:family="paragraph" style:parent-style-name="Text_20_body">
      <style:text-properties officeooo:paragraph-rsid="00b20804" fo:background-color="transparent"/>
    </style:style>
    <style:style style:name="P57" style:family="paragraph" style:parent-style-name="Text_20_body">
      <style:text-properties officeooo:paragraph-rsid="00be0b4c" fo:background-color="transparent"/>
    </style:style>
    <style:style style:name="P58" style:family="paragraph" style:parent-style-name="Text_20_body">
      <style:text-properties officeooo:paragraph-rsid="00bf06f0" fo:background-color="transparent"/>
    </style:style>
    <style:style style:name="P59" style:family="paragraph" style:parent-style-name="Text_20_body">
      <style:text-properties officeooo:paragraph-rsid="00d27882" fo:background-color="transparent"/>
    </style:style>
    <style:style style:name="P60" style:family="paragraph" style:parent-style-name="Text_20_body">
      <style:text-properties officeooo:paragraph-rsid="00d9a1fb" fo:background-color="transparent"/>
    </style:style>
    <style:style style:name="P61" style:family="paragraph" style:parent-style-name="Text_20_body">
      <style:text-properties officeooo:paragraph-rsid="00db6712" fo:background-color="transparent"/>
    </style:style>
    <style:style style:name="P62" style:family="paragraph" style:parent-style-name="Text_20_body">
      <style:text-properties officeooo:paragraph-rsid="00dca97c" fo:background-color="transparent"/>
    </style:style>
    <style:style style:name="P63" style:family="paragraph" style:parent-style-name="Text_20_body">
      <style:text-properties officeooo:paragraph-rsid="00de15c7" fo:background-color="transparent"/>
    </style:style>
    <style:style style:name="P64" style:family="paragraph" style:parent-style-name="Text_20_body">
      <style:text-properties officeooo:paragraph-rsid="00f8ffcf" fo:background-color="transparent"/>
    </style:style>
    <style:style style:name="P65" style:family="paragraph" style:parent-style-name="Text_20_body">
      <style:text-properties officeooo:paragraph-rsid="00fa5866" fo:background-color="transparent"/>
    </style:style>
    <style:style style:name="P66" style:family="paragraph" style:parent-style-name="Text_20_body">
      <style:text-properties fo:color="#c9211e" loext:opacity="100%"/>
    </style:style>
    <style:style style:name="P67" style:family="paragraph" style:parent-style-name="Text_20_body">
      <style:text-properties style:use-window-font-color="true" loext:opacity="0%"/>
    </style:style>
    <style:style style:name="P68" style:family="paragraph" style:parent-style-name="Text_20_body">
      <style:text-properties officeooo:paragraph-rsid="005e2c6c"/>
    </style:style>
    <style:style style:name="P69" style:family="paragraph" style:parent-style-name="Text_20_body">
      <style:text-properties officeooo:paragraph-rsid="005f9120"/>
    </style:style>
    <style:style style:name="P70" style:family="paragraph" style:parent-style-name="Text_20_body">
      <style:text-properties officeooo:paragraph-rsid="0062a28e"/>
    </style:style>
    <style:style style:name="P71" style:family="paragraph" style:parent-style-name="Text_20_body">
      <style:text-properties officeooo:paragraph-rsid="00636a7b"/>
    </style:style>
    <style:style style:name="P72" style:family="paragraph" style:parent-style-name="Text_20_body">
      <style:text-properties officeooo:paragraph-rsid="00668c27"/>
    </style:style>
    <style:style style:name="P73" style:family="paragraph" style:parent-style-name="Text_20_body">
      <style:text-properties officeooo:paragraph-rsid="0066ee7d"/>
    </style:style>
    <style:style style:name="P74" style:family="paragraph" style:parent-style-name="Text_20_body">
      <style:text-properties officeooo:paragraph-rsid="006d6cce"/>
    </style:style>
    <style:style style:name="P75" style:family="paragraph" style:parent-style-name="Text_20_body">
      <style:text-properties officeooo:paragraph-rsid="006e2d79"/>
    </style:style>
    <style:style style:name="P76" style:family="paragraph" style:parent-style-name="Text_20_body">
      <style:text-properties officeooo:paragraph-rsid="00746a97"/>
    </style:style>
    <style:style style:name="P77" style:family="paragraph" style:parent-style-name="Text_20_body">
      <style:text-properties officeooo:paragraph-rsid="00848e1e"/>
    </style:style>
    <style:style style:name="P78" style:family="paragraph" style:parent-style-name="Text_20_body">
      <style:text-properties officeooo:paragraph-rsid="008fa3f8"/>
    </style:style>
    <style:style style:name="P79" style:family="paragraph" style:parent-style-name="Text_20_body">
      <style:text-properties officeooo:paragraph-rsid="00945a22"/>
    </style:style>
    <style:style style:name="P80" style:family="paragraph" style:parent-style-name="Text_20_body">
      <style:text-properties officeooo:paragraph-rsid="009ceab0"/>
    </style:style>
    <style:style style:name="P81" style:family="paragraph" style:parent-style-name="Text_20_body">
      <style:text-properties officeooo:paragraph-rsid="00af1365"/>
    </style:style>
    <style:style style:name="P82" style:family="paragraph" style:parent-style-name="Text_20_body">
      <style:text-properties officeooo:paragraph-rsid="00c90698"/>
    </style:style>
    <style:style style:name="P83" style:family="paragraph" style:parent-style-name="Text_20_body">
      <style:text-properties officeooo:paragraph-rsid="00ef45e7"/>
    </style:style>
    <style:style style:name="P84" style:family="paragraph" style:parent-style-name="Text_20_body">
      <style:text-properties officeooo:paragraph-rsid="01044fb7"/>
    </style:style>
    <style:style style:name="P85" style:family="paragraph" style:parent-style-name="Text_20_body">
      <style:paragraph-properties fo:margin-left="0cm" fo:margin-right="0cm" fo:margin-top="0cm" fo:margin-bottom="0cm" loext:contextual-spacing="false" fo:text-indent="0cm" style:auto-text-indent="false"/>
      <style:text-properties officeooo:paragraph-rsid="009ceab0"/>
    </style:style>
    <style:style style:name="P86" style:family="paragraph" style:parent-style-name="Preformatted_20_Text">
      <style:text-properties officeooo:paragraph-rsid="00bf06f0" fo:background-color="transparent"/>
    </style:style>
    <style:style style:name="P87" style:family="paragraph" style:parent-style-name="Preformatted_20_Text">
      <style:paragraph-properties fo:margin-top="0cm" fo:margin-bottom="0.499cm" loext:contextual-spacing="false"/>
    </style:style>
    <style:style style:name="P88" style:family="paragraph" style:parent-style-name="Text_20_body" style:list-style-name="L1">
      <style:text-properties officeooo:rsid="00267695" officeooo:paragraph-rsid="00267695"/>
    </style:style>
    <style:style style:name="P89" style:family="paragraph" style:parent-style-name="Text_20_body">
      <style:text-properties officeooo:paragraph-rsid="00bf06f0" fo:background-color="#ffff00"/>
    </style:style>
    <style:style style:name="P90" style:family="paragraph" style:parent-style-name="Contents_20_1">
      <style:paragraph-properties>
        <style:tab-stops>
          <style:tab-stop style:position="17.59cm" style:type="right" style:leader-style="dotted" style:leader-text="."/>
        </style:tab-stops>
      </style:paragraph-properties>
    </style:style>
    <style:style style:name="P91" style:family="paragraph" style:parent-style-name="Contents_20_2">
      <style:paragraph-properties>
        <style:tab-stops>
          <style:tab-stop style:position="17.09cm" style:type="right" style:leader-style="dotted" style:leader-text="."/>
        </style:tab-stops>
      </style:paragraph-properties>
    </style:style>
    <style:style style:name="P92" style:family="paragraph" style:parent-style-name="Heading_20_2">
      <style:text-properties officeooo:rsid="001b756e" officeooo:paragraph-rsid="001b756e"/>
    </style:style>
    <style:style style:name="P93" style:family="paragraph" style:parent-style-name="Heading_20_2">
      <style:text-properties officeooo:rsid="000aab4d" officeooo:paragraph-rsid="000aab4d"/>
    </style:style>
    <style:style style:name="P94" style:family="paragraph" style:parent-style-name="Heading_20_2">
      <style:text-properties officeooo:rsid="000aab4d" officeooo:paragraph-rsid="001e5047"/>
    </style:style>
    <style:style style:name="P95" style:family="paragraph" style:parent-style-name="Heading_20_2">
      <style:text-properties officeooo:paragraph-rsid="00195db4"/>
    </style:style>
    <style:style style:name="P96" style:family="paragraph" style:parent-style-name="Heading_20_2">
      <style:text-properties officeooo:rsid="001e5047" officeooo:paragraph-rsid="001e5047"/>
    </style:style>
    <style:style style:name="P97" style:family="paragraph" style:parent-style-name="Heading_20_2">
      <style:text-properties officeooo:rsid="001e5047" officeooo:paragraph-rsid="0024bd41"/>
    </style:style>
    <style:style style:name="T1" style:family="text">
      <style:text-properties officeooo:rsid="0006b2b7"/>
    </style:style>
    <style:style style:name="T2" style:family="text">
      <style:text-properties officeooo:rsid="000aab4d"/>
    </style:style>
    <style:style style:name="T3" style:family="text">
      <style:text-properties officeooo:rsid="000cb3c1"/>
    </style:style>
    <style:style style:name="T4" style:family="text">
      <style:text-properties officeooo:rsid="001876f2"/>
    </style:style>
    <style:style style:name="T5" style:family="text">
      <style:text-properties officeooo:rsid="001c739f"/>
    </style:style>
    <style:style style:name="T6" style:family="text">
      <style:text-properties fo:font-size="10pt" style:font-size-asian="10pt" style:font-size-complex="10pt"/>
    </style:style>
    <style:style style:name="T7" style:family="text">
      <style:text-properties officeooo:rsid="001e5047"/>
    </style:style>
    <style:style style:name="T8" style:family="text">
      <style:text-properties officeooo:rsid="0020375a"/>
    </style:style>
    <style:style style:name="T9" style:family="text">
      <style:text-properties officeooo:rsid="0021f763"/>
    </style:style>
    <style:style style:name="T10" style:family="text">
      <style:text-properties officeooo:rsid="0024bd41"/>
    </style:style>
    <style:style style:name="T11" style:family="text">
      <style:text-properties officeooo:rsid="00288126"/>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2dcdb2"/>
    </style:style>
    <style:style style:name="T15" style:family="text">
      <style:text-properties officeooo:rsid="0031588b"/>
    </style:style>
    <style:style style:name="T16" style:family="text">
      <style:text-properties officeooo:rsid="00330e2f"/>
    </style:style>
    <style:style style:name="T17" style:family="text">
      <style:text-properties officeooo:rsid="003374a2"/>
    </style:style>
    <style:style style:name="T18" style:family="text">
      <style:text-properties officeooo:rsid="0035f8b3"/>
    </style:style>
    <style:style style:name="T19" style:family="text">
      <style:text-properties officeooo:rsid="00373c70"/>
    </style:style>
    <style:style style:name="T20" style:family="text">
      <style:text-properties officeooo:rsid="0037504d"/>
    </style:style>
    <style:style style:name="T21" style:family="text">
      <style:text-properties officeooo:rsid="00380ef7"/>
    </style:style>
    <style:style style:name="T22" style:family="text">
      <style:text-properties officeooo:rsid="0039b4ab"/>
    </style:style>
    <style:style style:name="T23" style:family="text">
      <style:text-properties officeooo:rsid="003ab82a"/>
    </style:style>
    <style:style style:name="T24" style:family="text">
      <style:text-properties officeooo:rsid="003d4133"/>
    </style:style>
    <style:style style:name="T25" style:family="text">
      <style:text-properties officeooo:rsid="003e3f51"/>
    </style:style>
    <style:style style:name="T26" style:family="text">
      <style:text-properties officeooo:rsid="0043b71f"/>
    </style:style>
    <style:style style:name="T27" style:family="text">
      <style:text-properties fo:background-color="transparent" loext:char-shading-value="0"/>
    </style:style>
    <style:style style:name="T28" style:family="text">
      <style:text-properties fo:background-color="#ffff00" loext:char-shading-value="0"/>
    </style:style>
    <style:style style:name="T29" style:family="text">
      <style:text-properties fo:background-color="#ffff00" loext:char-shading-value="0"/>
    </style:style>
    <style:style style:name="T30" style:family="text">
      <style:text-properties fo:background-color="#81d41a" loext:char-shading-value="0"/>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officeooo:rsid="00f1b3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là quelques informations centralisées <text:span text:style-name="T1">sur le fonctionnement de PF, groupe 4.</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0"><text:a xlink:type="simple" xlink:href="#__RefHeading___Toc96_2588906405" text:style-name="Index_20_Link" text:visited-style-name="Index_20_Link">Conseils généraux<text:tab/>1</text:a></text:p>
          <text:p text:style-name="P90"><text:a xlink:type="simple" xlink:href="#__RefHeading___Toc107_941839337" text:style-name="Index_20_Link" text:visited-style-name="Index_20_Link">Historique<text:tab/>1</text:a></text:p>
          <text:p text:style-name="P91"><text:a xlink:type="simple" xlink:href="#__RefHeading___Toc110_941839337" text:style-name="Index_20_Link" text:visited-style-name="Index_20_Link">Jeudi 17/09<text:tab/>1</text:a></text:p>
          <text:p text:style-name="P91"><text:a xlink:type="simple" xlink:href="#__RefHeading___Toc90_2588906405" text:style-name="Index_20_Link" text:visited-style-name="Index_20_Link">Vendredi 18/09<text:tab/>2</text:a></text:p>
          <text:p text:style-name="P91"><text:a xlink:type="simple" xlink:href="#__RefHeading___Toc112_941839337" text:style-name="Index_20_Link" text:visited-style-name="Index_20_Link">Jeudi 24/09 (remplacement par L. Weinberg)<text:tab/>2</text:a></text:p>
          <text:p text:style-name="P91"><text:a xlink:type="simple" xlink:href="#__RefHeading___Toc98_2588906405" text:style-name="Index_20_Link" text:visited-style-name="Index_20_Link">Vendredi 25/09 (remplacement par M. Tommasi)<text:tab/>2</text:a></text:p>
          <text:p text:style-name="P91"><text:a xlink:type="simple" xlink:href="#__RefHeading___Toc114_941839337" text:style-name="Index_20_Link" text:visited-style-name="Index_20_Link">Jeudi 1/10 (remplacement par L. Weinberg )<text:tab/>2</text:a></text:p>
          <text:p text:style-name="P91"><text:a xlink:type="simple" xlink:href="#__RefHeading___Toc100_2588906405" text:style-name="Index_20_Link" text:visited-style-name="Index_20_Link">Vendredi 2/10 (remplacement par S. Salvati)<text:tab/>2</text:a></text:p>
          <text:p text:style-name="P91"><text:a xlink:type="simple" xlink:href="#__RefHeading___Toc116_941839337" text:style-name="Index_20_Link" text:visited-style-name="Index_20_Link">Jeudi 8/10 (remplacement par L. Weinberg)<text:tab/>2</text:a></text:p>
          <text:p text:style-name="P91"><text:a xlink:type="simple" xlink:href="#__RefHeading___Toc102_2588906405" text:style-name="Index_20_Link" text:visited-style-name="Index_20_Link">Vendredi 9/10 (remplacement par S. Salvati)<text:tab/>2</text:a></text:p>
          <text:p text:style-name="P91"><text:a xlink:type="simple" xlink:href="#__RefHeading___Toc182_2223280633" text:style-name="Index_20_Link" text:visited-style-name="Index_20_Link">Jeudi 15/10 (14 présents)<text:tab/>3</text:a></text:p>
          <text:p text:style-name="P91"><text:a xlink:type="simple" xlink:href="#__RefHeading___Toc184_2223280633" text:style-name="Index_20_Link" text:visited-style-name="Index_20_Link">Vendredi 16/10 (12 présents)<text:tab/>5</text:a></text:p>
          <text:p text:style-name="P91"><text:a xlink:type="simple" xlink:href="#__RefHeading___Toc364_3779744179" text:style-name="Index_20_Link" text:visited-style-name="Index_20_Link">Jeudi 22/10 (7 présents, A)<text:tab/>5</text:a></text:p>
          <text:p text:style-name="P91"><text:a xlink:type="simple" xlink:href="#__RefHeading___Toc366_3779744179" text:style-name="Index_20_Link" text:visited-style-name="Index_20_Link">Vendredi 23/10 (7 présents, B)<text:tab/>5</text:a></text:p>
          <text:p text:style-name="P91"><text:a xlink:type="simple" xlink:href="#__RefHeading___Toc382_290647497" text:style-name="Index_20_Link" text:visited-style-name="Index_20_Link">Jeudi 5/11<text:tab/>5</text:a></text:p>
          <text:p text:style-name="P91"><text:a xlink:type="simple" xlink:href="#__RefHeading___Toc418_27047040" text:style-name="Index_20_Link" text:visited-style-name="Index_20_Link">Vendredi 6/11<text:tab/>5</text:a></text:p>
          <text:p text:style-name="P91"><text:a xlink:type="simple" xlink:href="#__RefHeading___Toc420_27047040" text:style-name="Index_20_Link" text:visited-style-name="Index_20_Link">Jeudi 12/11<text:tab/>10</text:a></text:p>
          <text:p text:style-name="P91"><text:a xlink:type="simple" xlink:href="#__RefHeading___Toc422_27047040" text:style-name="Index_20_Link" text:visited-style-name="Index_20_Link">Vendredi 13/11<text:tab/>10</text:a></text:p>
          <text:p text:style-name="P91"><text:a xlink:type="simple" xlink:href="#__RefHeading___Toc424_27047040" text:style-name="Index_20_Link" text:visited-style-name="Index_20_Link">Jeudi 19/11<text:tab/>14</text:a></text:p>
          <text:p text:style-name="P91"><text:a xlink:type="simple" xlink:href="#__RefHeading___Toc1104_2616159660" text:style-name="Index_20_Link" text:visited-style-name="Index_20_Link">Vendredi 20/11<text:tab/>14</text:a></text:p>
          <text:p text:style-name="P91"><text:a xlink:type="simple" xlink:href="#__RefHeading___Toc1106_2616159660" text:style-name="Index_20_Link" text:visited-style-name="Index_20_Link">Jeudi 26/11<text:tab/>18</text:a></text:p>
          <text:p text:style-name="P91"><text:a xlink:type="simple" xlink:href="#__RefHeading___Toc1108_2616159660" text:style-name="Index_20_Link" text:visited-style-name="Index_20_Link">Vendredi 27/11<text:tab/>18</text:a></text:p>
          <text:p text:style-name="P91"><text:a xlink:type="simple" xlink:href="#__RefHeading___Toc1250_4119230770" text:style-name="Index_20_Link" text:visited-style-name="Index_20_Link">Jeudi 3/12<text:tab/>19</text:a></text:p>
          <text:p text:style-name="P91"><text:a xlink:type="simple" xlink:href="#__RefHeading___Toc1252_4119230770" text:style-name="Index_20_Link" text:visited-style-name="Index_20_Link">Vendredi 4/12<text:tab/>21</text:a></text:p>
          <text:p text:style-name="P91"><text:a xlink:type="simple" xlink:href="#__RefHeading___Toc1570_1623006692" text:style-name="Index_20_Link" text:visited-style-name="Index_20_Link">Mercredi 9/12<text:tab/>24</text:a></text:p>
          <text:p text:style-name="P91"><text:a xlink:type="simple" xlink:href="#__RefHeading___Toc1750_395878607" text:style-name="Index_20_Link" text:visited-style-name="Index_20_Link">Jeudi 10/12<text:tab/>28</text:a></text:p>
        </text:index-body>
      </text:table-of-content>
      <text:p text:style-name="P1"/>
      <text:h text:style-name="Heading_20_1" text:outline-level="1"><text:bookmark-start text:name="__RefHeading___Toc96_2588906405"/>Conseils généraux<text:bookmark-end text:name="__RefHeading___Toc96_2588906405"/></text:h>
      <text:list xml:id="list1124868567" text:style-name="L1">
        <text:list-item>
          <text:p text:style-name="P88">Suivre à la lettre les consignes données dans le TP</text:p>
        </text:list-item>
        <text:list-item>
          <text:p text:style-name="P88">Faire des git push réguliers pour montrer la régularité de votre travail</text:p>
        </text:list-item>
        <text:list-item>
          <text:p text:style-name="P88">Travailler en binôme</text:p>
        </text:list-item>
      </text:list>
      <text:h text:style-name="Heading_20_1" text:outline-level="1"><text:bookmark-start text:name="__RefHeading___Toc107_941839337"/>Historique<text:bookmark-end text:name="__RefHeading___Toc107_941839337"/></text:h>
      <text:h text:style-name="Heading_20_2" text:outline-level="2"><text:bookmark-start text:name="__RefHeading___Toc110_941839337"/>Jeudi 1<text:span text:style-name="T4">7</text:span>/09<text:bookmark-end text:name="__RefHeading___Toc110_941839337"/></text:h>
      <text:p text:style-name="P4">Séance en présentielle annulée. L<text:span text:style-name="T8">es TP se font sur gitlab-etu.</text:span></text:p>
      <text:p text:style-name="P5"><text:soft-page-break/>Vous avez accès au dépot Lemaire Francois / pf-1-premiers-contacts. Suivre les instructions du README.</text:p>
      <text:p text:style-name="P5">Le rendu se fait par GIT. Faire des rendus réguliers avec des git push.</text:p>
      <text:p text:style-name="P5">L’évaluation de ce TP portera uni<text:span text:style-name="T9">quement sur le respect des consignes, concentrez-vous plutôt sur le deuxième TP.</text:span></text:p>
      <text:p text:style-name="P9">Date rendu indicative: Vendredi 9 octobre.</text:p>
      <text:h text:style-name="P92" text:outline-level="2"><text:bookmark-start text:name="__RefHeading___Toc90_2588906405"/>Vendredi 18/09<text:bookmark-end text:name="__RefHeading___Toc90_2588906405"/></text:h>
      <text:p text:style-name="P3">TD réalisé par Zoom. L<text:span text:style-name="T5">a fin du</text:span> TD a été enregistré<text:span text:style-name="T5">e</text:span> :</text:p>
      <text:p text:style-name="P3"><text:a xlink:type="simple" xlink:href="https://univ-lille-fr.zoom.us/rec/share/zxY4Xb55x_LGKsikQ7d50jOERsWn31t-S22JSSCYbrQTnBFqR2cxAEdUUo9Fz04D.Afjh_X2CDrmN0q2f" text:style-name="Internet_20_link" text:visited-style-name="Visited_20_Internet_20_Link"><text:span text:style-name="Teletype"><text:span text:style-name="T6">https://univ-lille-fr.zoom.us/rec/share/zxY4Xb55x_LGKsikQ7d50jOERsWn31t-S22JSSCYbrQTnBFqR2cxAEdUUo9Fz04D.Afjh_X2CDrmN0q2f</text:span></text:span></text:a><text:span text:style-name="Teletype"><text:span text:style-name="T6"> <text:line-break/><text:line-break/>Passcode: Kb*K70Vz </text:span></text:span></text:p>
      <text:p text:style-name="P3"/>
      <text:h text:style-name="P93" text:outline-level="2"><text:bookmark-start text:name="__RefHeading___Toc112_941839337"/>Jeudi 24/09 (remplacement par L. Weinberg)<text:bookmark-end text:name="__RefHeading___Toc112_941839337"/></text:h>
      <text:p text:style-name="P6">Suite TP1.</text:p>
      <text:h text:style-name="P94" text:outline-level="2"><text:bookmark-start text:name="__RefHeading___Toc98_2588906405"/><text:span text:style-name="T7">Vendredi </text:span>2<text:span text:style-name="T7">5</text:span>/09 <text:span text:style-name="T3">(remplacement par M. Tommasi)</text:span><text:bookmark-end text:name="__RefHeading___Toc98_2588906405"/></text:h>
      <text:p text:style-name="P6">Exercices jusqu’à la question 9 (exclue).</text:p>
      <text:h text:style-name="P95" text:outline-level="2"><text:bookmark-start text:name="__RefHeading___Toc114_941839337"/>Jeudi <text:span text:style-name="T7">1</text:span>/<text:span text:style-name="T7">10</text:span> <text:span text:style-name="T3">(remplacement par L. Weinberg )</text:span><text:bookmark-end text:name="__RefHeading___Toc114_941839337"/></text:h>
      <text:p text:style-name="P7">Nouveau TP2. Dépot à cloner : Lemaire François / pf-2-lsystèmes</text:p>
      <text:p text:style-name="P8">Date de rendu : Jeudi 15/10</text:p>
      <text:h text:style-name="P96" text:outline-level="2"><text:bookmark-start text:name="__RefHeading___Toc100_2588906405"/>Vendredi 2/10 (remplacement par S. Salvati)<text:bookmark-end text:name="__RefHeading___Toc100_2588906405"/></text:h>
      <text:p text:style-name="P12">TD. Suite <text:span text:style-name="T10">jusqu’à la question 17.</text:span></text:p>
      <text:h text:style-name="P95" text:outline-level="2"><text:bookmark-start text:name="__RefHeading___Toc116_941839337"/>Jeudi <text:span text:style-name="T4">8</text:span>/<text:span text:style-name="T2">10 (remplacement par L. Weinberg)</text:span><text:bookmark-end text:name="__RefHeading___Toc116_941839337"/></text:h>
      <text:p text:style-name="P7">Fin du TP2.</text:p>
      <text:h text:style-name="P97" text:outline-level="2"><text:bookmark-start text:name="__RefHeading___Toc102_2588906405"/>Vendredi 9/10 (remplacement par S. Salvati)<text:bookmark-end text:name="__RefHeading___Toc102_2588906405"/></text:h>
      <text:p text:style-name="P10">Travail préparatoire : finir la section 2.</text:p>
      <text:h text:style-name="Heading_20_2" text:outline-level="2"><text:bookmark-start text:name="__RefHeading___Toc182_2223280633"/><text:soft-page-break/>Jeu<text:span text:style-name="T11">d</text:span>i 15/10 <text:span text:style-name="T24">(14 présents)</text:span><text:bookmark-end text:name="__RefHeading___Toc182_2223280633"/></text:h>
      <text:p text:style-name="P11">Début du TP3 sur les arbres.</text:p>
      <text:p text:style-name="P11">ATTENTION ! Merci de vérifier que vous avez bien indiqué le champ <text:span text:style-name="T12">topic</text:span><text:span text:style-name="T13"> dans vos dépots. Certain ont changé la fin du topic gpe-3 en gpe-4, certains non, et certains n’ont pas indiqué de topic.</text:span></text:p>
      <text:p text:style-name="P13">Je vous demande donc à tous de bien vérifier les topics de vos dépots, et de les corriger la fin en gpe-4 . Pour résumer :</text:p>
      <text:p text:style-name="P13">TP1 : pf-1-premiers-contacts-gpe-4</text:p>
      <text:p text:style-name="P13">TP2 : pf-2-lsystemes-gpe-4</text:p>
      <text:p text:style-name="P13">TP3 : pf-3-arbres-gpe-4</text:p>
      <text:p text:style-name="P14">Sans ce topic correct, vos dépots ne seront pas téléchargés par mon script, donc ne seront pas notés.</text:p>
      <text:p text:style-name="Text_20_body">Pour <text:span text:style-name="T14">commencer le TP, il faut avoir vu les types algèbriques. Il faut donc lire les cours correspondants sur les déclarations de type.</text:span></text:p>
      <text:p text:style-name="P15">Pour le TP3, vous pouvez utiliser :</text:p>
      <text:p text:style-name="P15">data Arbre coul val = …</text:p>
      <text:p text:style-name="P16">Si le type Arbre n’était pas paramétré, et contenait uniquement des entiers.</text:p>
      <text:p text:style-name="P17">data Arbre = <text:span text:style-name="T15">ArbreVide | Noeud Arbre Arbre</text:span></text:p>
      <text:p text:style-name="P17">→<text:span text:style-name="T15"> pb cet arbre ne stocke pas d’entiers !</text:span></text:p>
      <text:p text:style-name="P18">On corrige :</text:p>
      <text:p text:style-name="P18">data Arbre = ArbreVIde | Noeud Int Arbre Arbre</text:p>
      <text:p text:style-name="P18">Si on voulait un arbre générique contenant n’importe quel type de donnée</text:p>
      <text:p text:style-name="P18">data Arbre val = ArbreVide | Noeud val Arbre Arbre</text:p>
      <text:p text:style-name="P18">→ presque ! Car Arbre n’est pas un type …</text:p>
      <text:p text:style-name="P19">data Arbre val = ArbreVide | Noeud val (Arbre val) (Arbre val)</text:p>
      <text:p text:style-name="P19">SI on veur donner des couleurs aux noeuds ?</text:p>
      <text:p text:style-name="P19"><text:span text:style-name="T16">d</text:span>ata Arbre coul val = <text:span text:style-name="T16">ArbreVide | Noeud coul val (Arbre coul val) (Arbre coul val)</text:span></text:p>
      <text:p text:style-name="P20">Pour écrire hauteur :</text:p>
      <text:p text:style-name="P20">hauteur :: Arbre coul val → Int</text:p>
      <text:p text:style-name="P20">hauteur ArbreVide = 0 – ou bien -1, suivant la convention</text:p>
      <text:p text:style-name="P20">hauteur <text:span text:style-name="T17">(Noeud c v g d) = 1 + max (hauteur g) (hauteur d)</text:span></text:p>
      <text:p text:style-name="P20"><text:soft-page-break/></text:p>
      <text:p text:style-name="P21">taille :: Arbre coul val → Int</text:p>
      <text:p text:style-name="P21">taille ArbreVide = 0</text:p>
      <text:p text:style-name="P21">taille (Noeud c v g d) = 1 + (taille g) + (taille d)</text:p>
      <text:p text:style-name="P21"/>
      <text:p text:style-name="P21">– <text:span text:style-name="T18">map :: (a→b) → [a] → [b]</text:span></text:p>
      <text:p text:style-name="P22">mapArbre :: <text:span text:style-name="T19">(coula → coulb) → (vala→valb)→ Arbre coula vala → Arbre coulb valb</text:span></text:p>
      <text:p text:style-name="P23">mapArbre <text:span text:style-name="T20">fcoul fval ArbreVide = ArbreVide</text:span></text:p>
      <text:p text:style-name="P24">mapArbre fcoul fval (Noeud c v g d) =</text:p>
      <text:p text:style-name="P24"><text:s text:c="5"/>Noeud (fcoul c) (fval v) (mapArbre <text:span text:style-name="T21">fcoul fval g</text:span>) (<text:span text:style-name="T21">mapArbre fcoul fval d</text:span>)</text:p>
      <text:p text:style-name="P24"/>
      <text:p text:style-name="P27">Ou bien</text:p>
      <text:p text:style-name="P25">mapArbre fcoul fval (Noeud c v g d) =</text:p>
      <text:p text:style-name="P25"><text:s text:c="5"/>Noeud <text:span text:style-name="T22">c’ v’ g’ d’ </text:span></text:p>
      <text:p text:style-name="P25"><text:s text:c="5"/><text:span text:style-name="T23">where</text:span></text:p>
      <text:p text:style-name="P25"><text:s text:c="9"/><text:span text:style-name="T23">c’ = fcoul c</text:span></text:p>
      <text:p text:style-name="P25"><text:s text:c="9"/><text:span text:style-name="T23">v’ = fval v</text:span></text:p>
      <text:p text:style-name="P26"><text:s text:c="9"/><text:span text:style-name="T23">g’ = </text:span>mapArbre <text:span text:style-name="T21">fcoul fval g</text:span> </text:p>
      <text:p text:style-name="P28"><text:s text:c="9"/>d’ = mapArbre fcoul fval d</text:p>
      <text:p text:style-name="P17"><text:s/></text:p>
      <text:p text:style-name="P15"/>
      <text:p text:style-name="P15"/>
      <text:p text:style-name="P15"/>
      <text:p text:style-name="P15"/>
      <text:p text:style-name="P15"/>
      <text:h text:style-name="Heading_20_2" text:outline-level="2"><text:soft-page-break/></text:h>
      <text:h text:style-name="Heading_20_2" text:outline-level="2"><text:bookmark-start text:name="__RefHeading___Toc184_2223280633"/>Vendredi 16/10 <text:span text:style-name="T25">(12 présents)</text:span><text:bookmark-end text:name="__RefHeading___Toc184_2223280633"/></text:h>
      <text:p text:style-name="P29">TD. <text:span text:style-name="T25">Nous sommes revenus sur la fonction currifie, et avons fait des rappels sur les types algébriques (les mêmes que pendant le TP du 15/10)</text:span></text:p>
      <text:p text:style-name="P30">Quelques photos sont disponibles sur:</text:p>
      <text:p text:style-name="P30">https://nextcloud.univ-lille.fr/index.php/s/QmrTTscHBsYtLzX</text:p>
      <text:h text:style-name="Heading_20_2" text:outline-level="2"><text:bookmark-start text:name="__RefHeading___Toc364_3779744179"/>Jeudi 22/10 (<text:span text:style-name="T26">7 présents, A)</text:span><text:bookmark-end text:name="__RefHeading___Toc364_3779744179"/></text:h>
      <text:p text:style-name="P31">2ème séance de TP (le TP est sur 4 séances).</text:p>
      <text:p text:style-name="P32">Les questions 4 et 9 sont un peu plus difficiles, ne pas bloquer dessus trop longtemps.</text:p>
      <text:h text:style-name="Heading_20_2" text:outline-level="2"><text:bookmark-start text:name="__RefHeading___Toc366_3779744179"/>Vendredi 23/10 (7 présents, B)<text:bookmark-end text:name="__RefHeading___Toc366_3779744179"/></text:h>
      <text:p text:style-name="P33">On a revu sur la question 9, les questions 30 et 31.</text:p>
      <text:p text:style-name="P33">A faire: continuer les exos de pile, et réfléchir au pliages (fold)</text:p>
      <text:h text:style-name="Heading_20_2" text:outline-level="2"><text:bookmark-start text:name="__RefHeading___Toc382_290647497"/>Jeudi 5/11<text:bookmark-end text:name="__RefHeading___Toc382_290647497"/></text:h>
      <text:p text:style-name="Text_20_body">3ème séance de TP sur les arbres sur Zoom:</text:p>
      <text:p text:style-name="Text_20_body">https://univ-lille-fr.zoom.us/j/94743333477?pwd=OE03a0hpdkhnNzZKVnlwemJlNzFiUT09</text:p>
      <text:p text:style-name="Text_20_body">Meeting ID: 947 4333 3477</text:p>
      <text:p text:style-name="Text_20_body">Passcode: 718167</text:p>
      <text:p text:style-name="Text_20_body"/>
      <text:p text:style-name="P34">Vous pouvez vérifier sur mon dépot que vous avez bien suivi les consignes (cherchez votre noms dans le bas du README.md)</text:p>
      <text:p text:style-name="P34">https://gitlab-etu.fil.univ-lille1.fr/lemairef/pf-3-arbres</text:p>
      <text:h text:style-name="Heading_20_2" text:outline-level="2"><text:bookmark-start text:name="__RefHeading___Toc418_27047040"/>Vendredi 6/11<text:bookmark-end text:name="__RefHeading___Toc418_27047040"/></text:h>
      <text:p text:style-name="Text_20_body">TD sur Zoom.</text:p>
      <text:p text:style-name="Text_20_body">https://univ-lille-fr.zoom.us/j/95653967580?pwd=eTJWaTdpeWwrVC8yQklrU05hL0ttdz09</text:p>
      <text:p text:style-name="Text_20_body">Meeting ID: 956 5396 7580</text:p>
      <text:p text:style-name="Text_20_body">Passcode: 213161</text:p>
      <text:p text:style-name="Text_20_body"/>
      <text:p text:style-name="Text_20_body"><text:soft-page-break/>Le TD a été enregistré : https://univ-lille-fr.zoom.us/rec/share/TWFgQBuYzUmsLqDtakTK725jWdWe_5Ty-Oy-LD6R042_tgy98-RYJorE5tiRRIyw.UDSzZ2TMLSCByNdI</text:p>
      <text:p text:style-name="Text_20_body">Access Passcode: fwW5^Ajm</text:p>
      <text:p text:style-name="Text_20_body"/>
      <text:p text:style-name="Text_20_body">Types algébriques (section 3.2)</text:p>
      <text:p text:style-name="Text_20_body">Q30. data Pile a = PileVide | Cons a (Pile a)</text:p>
      <text:p text:style-name="Text_20_body">Q31.</text:p>
      <text:p text:style-name="Text_20_body">estVide PileVide = True</text:p>
      <text:p text:style-name="Text_20_body">estVide (Cons x p) = False</text:p>
      <text:p text:style-name="Text_20_body">Variantes <text:s/>:</text:p>
      <text:p text:style-name="Text_20_body">estVide PileVide = True</text:p>
      <text:p text:style-name="Text_20_body">estVide _ = False</text:p>
      <text:p text:style-name="Text_20_body">Attention l’ordre est important:</text:p>
      <text:p text:style-name="P66">estVide _ = False <text:s text:c="12"/>{- NE FONCTIONNE PAS !!! -}</text:p>
      <text:p text:style-name="P66">estVide PileVide = True </text:p>
      <text:p text:style-name="P66"/>
      <text:p text:style-name="P67">Si la fonction sommet a le type :</text:p>
      <text:p text:style-name="P67">sommet :: Pile a → a</text:p>
      <text:p text:style-name="P67">sommet PileVide = ? <text:s/>{-Que faire ? Comment gérer les erreurs ? -}</text:p>
      <text:p text:style-name="P67">sommet (Cons x p) = x</text:p>
      <text:p text:style-name="Text_20_body"/>
      <text:p text:style-name="Text_20_body">Deux solutions pour les erreurs :</text:p>
      <text:p text:style-name="Text_20_body">1. sommet PileVide = error “Pile Vide”</text:p>
      <text:p text:style-name="Text_20_body">2. ne pas écrire la ligne sommet PileVide = …</text:p>
      <text:p text:style-name="Text_20_body"><text:s text:c="3"/>On écrit juste :</text:p>
      <text:p text:style-name="Text_20_body">sommet (Cons x p) = x</text:p>
      <text:p text:style-name="Text_20_body">Si on fait un appel à sommet PileVide, on onbtiendra une erreur en Anglais.</text:p>
      <text:p text:style-name="Text_20_body"/>
      <text:p text:style-name="Text_20_body"><text:soft-page-break/>Si la fonction somme a le type ::</text:p>
      <text:p text:style-name="Text_20_body">sommet :: Pile a → Maybe a</text:p>
      <text:p text:style-name="Text_20_body">sommet PileVide = Nothing</text:p>
      <text:p text:style-name="Text_20_body">sommet (Cons x p ) = Just x</text:p>
      <text:p text:style-name="Text_20_body"/>
      <text:p text:style-name="Text_20_body">depiler :: Pile a → Pile a</text:p>
      <text:p text:style-name="Text_20_body">{- depiler PileVide = -} Ou bien depiler PileVide = error “PileVide”</text:p>
      <text:p text:style-name="Text_20_body">depiler (Cons _ p) = p</text:p>
      <text:p text:style-name="Text_20_body">Remarque : on pourrait aussi renvoyer PileVide quand la pile est vide.</text:p>
      <text:p text:style-name="Text_20_body">Q32.</text:p>
      <text:p text:style-name="Text_20_body">empiler x p = Cons x p</text:p>
      <text:p text:style-name="Text_20_body">Remarque <text:s/>: on pourrait simplement écrire empiler = Cons. Le constructeur Cons est en fait une fonction qui prendre deux paramètres (une valeur et une pile) et renvoie une pile.</text:p>
      <text:p text:style-name="Text_20_body"/>
      <text:p text:style-name="P69">{- empilerTout [1,2,3] Pilevide renvoie une pile avec 1 au sommet .</text:p>
      <text:p text:style-name="P69">J’empile 3 puis 2 puis 1. Donc j’empile 1 sur le résultat de empilerTout [2,3].</text:p>
      <text:p text:style-name="P69">-}</text:p>
      <text:p text:style-name="Text_20_body">empilerTout :: [a] → Pile a → Pile a</text:p>
      <text:p text:style-name="Text_20_body">empilerTout [] pile = pile</text:p>
      <text:p text:style-name="Text_20_body">empilerTout (x:xs) pile = empiler x (empilerTout xs pile)</text:p>
      <text:p text:style-name="Text_20_body"/>
      <text:p text:style-name="P69">{- empilerTout’ [1,2,3] Pilevide renvoie une pile avec 3 au sommet.</text:p>
      <text:p text:style-name="P69">J’empile 1 puis 2 puis 3. Donc on appelle empileTout’ [2,3] sur “l’empilage de x”</text:p>
      <text:p text:style-name="P69"><text:s/>-}</text:p>
      <text:p text:style-name="P68">empilerTout’ :: [a] → Pile a → Pile a</text:p>
      <text:p text:style-name="P68">empilerTout’ [] pile = pile</text:p>
      <text:p text:style-name="P68">empilerTout’ (x:xs) pile = empilerTout’ xs (empiler x pile)</text:p>
      <text:p text:style-name="Text_20_body"/>
      <text:p text:style-name="Text_20_body"><text:soft-page-break/>Idée à retenir : dans beaucoup de situations on arrive à traiter les éléments de la liste en paramètre dans un sens ou dans l’autre, simplement en changeant la fonction et sans utiliser de fonctions coûteuses reverse, last, init, …</text:p>
      <text:p text:style-name="Text_20_body">On ne fait pas la solution de empilerTout et empilerTout’ avec pliage, car on va voir les pliages maintenant.</text:p>
      <text:p text:style-name="Text_20_body"/>
      <text:p text:style-name="Text_20_body">Pliages (section 3.1)</text:p>
      <text:p text:style-name="Text_20_body">foldr :: </text:p>
      <text:p text:style-name="Text_20_body">foldr _ <text:s text:c="3"/>v [] <text:s text:c="6"/>= v</text:p>
      <text:p text:style-name="Text_20_body">foldr op v (x:xs) = x `op` (foldr op v xs)</text:p>
      <text:p text:style-name="Text_20_body">Question bonus 1 : que vaut l’expression</text:p>
      <text:p text:style-name="P70">foldr op v [x1,x2,x3] = </text:p>
      <text:p text:style-name="P70">x1 `op` (foldr op v [x2,x3]) =</text:p>
      <text:p text:style-name="P70">x1 `op` (x2 `op` (foldr `op` v [x3])) =</text:p>
      <text:p text:style-name="P70">x1 `op` (x2 `op` (x3 `op` (foldr op v []))) =</text:p>
      <text:p text:style-name="P70"><text:bookmark-start text:name="__DdeLink__495_1500175275"/>x1 `op` (x2 `op` (x3 `op` v)))<text:bookmark-end text:name="__DdeLink__495_1500175275"/></text:p>
      <text:p text:style-name="P70">Si on représente ce qu’on vient d’obtenir comme un arbre, on obtient en fait un “peigne droit”, avec v tout en bas à droite.</text:p>
      <text:p text:style-name="Text_20_body"><text:s text:c="24"/></text:p>
      <text:p text:style-name="Text_20_body">Question bonus 2: quel est le type de foldr ?</text:p>
      <text:p text:style-name="Text_20_body">foldr :: (a -&gt; b -&gt; b) -&gt; b -&gt; [a] -&gt; b (exercice retrouver vous – même le type)</text:p>
      <text:p text:style-name="Text_20_body">foldr _ v [] = v</text:p>
      <text:p text:style-name="Text_20_body">foldr op v (x:xs) = x `op` foldr op v xs</text:p>
      <text:p text:style-name="Text_20_body">Q25. On veut écrire la fonction sum avec un fold.</text:p>
      <text:p text:style-name="Text_20_body">Je prends un exemple : sum [x1,x2,x3]</text:p>
      <text:p text:style-name="Text_20_body">Ca vaut x1 + x2 + x3 ! </text:p>
      <text:p text:style-name="Text_20_body">Est-ce que x1 + x2 + x3 peut s’écrire comme :</text:p>
      <text:p text:style-name="P71"><text:bookmark-start text:name="__DdeLink__627_2506033872"/>x1 `op` (x2 `op` (x3 `op` v)))<text:bookmark-end text:name="__DdeLink__627_2506033872"/> ??? Oui car</text:p>
      <text:p text:style-name="P71">x1 + x2 + x3 = x1 + (x2 + (x3 + 0)))</text:p>
      <text:p text:style-name="P71">On identifie donc op et v : op c’est le +, et v c’est le zéro.</text:p>
      <text:p text:style-name="P71"><text:soft-page-break/>Donc on peut écrire une première version:</text:p>
      <text:p text:style-name="P71">sumr :: Num a =&gt; [a] → a</text:p>
      <text:p text:style-name="P71">sumr <text:s/>xs = foldr (+) 0 xs</text:p>
      <text:p text:style-name="P71">Question : a-t-on besoin de traiter le cas de la liste vide ? Pas besoin, le foldr le gère. (car foldr _ v [] = v)</text:p>
      <text:p text:style-name="P71"/>
      <text:p text:style-name="P71">Question difficile : est-ce que sumr est moins coûteuse que sum ?</text:p>
      <text:p text:style-name="P71">Et avec un foldl ?</text:p>
      <text:p text:style-name="P71">En développant, on a </text:p>
      <text:p text:style-name="P72">foldl op v [x1,x2,x3] = </text:p>
      <text:p text:style-name="P72">foldl op (v `op` x1) <text:s/>[x2,x3] = </text:p>
      <text:p text:style-name="P72">….</text:p>
      <text:p text:style-name="P72">((v `op` x1) `op` x2) `op` x3</text:p>
      <text:p text:style-name="P72">Cette expression peut être vue comme un “peigne gauche”, avec v en bas à gauche.</text:p>
      <text:p text:style-name="P72"/>
      <text:p text:style-name="P72">Si on veut calculer x1+x2+x3 avec un foldl, on écrit x1+x2+x3 sous la forme :</text:p>
      <text:p text:style-name="P72">x1+x2+x3 = ((0+x1) + x2) + x3 et on identifie v=0 et op = (+)</text:p>
      <text:p text:style-name="P72">suml xs = foldl (+) 0</text:p>
      <text:p text:style-name="P72"/>
      <text:p text:style-name="P72">A faire vous même : détaillez suml [1,2,3] et sumr [1,2,3]</text:p>
      <text:p text:style-name="P72"><text:bookmark-start text:name="__DdeLink__1495_2307207623"/>Q26.</text:p>
      <text:p text:style-name="P72">Si vous savez le faire, tant mieux ! Si vous êtes bloqués, essayez de trouver sur un exemple avec des listes à trois valeurs un motif qui ressemble aux motifs vus précédemment.</text:p>
      <text:p text:style-name="P72">Traitez par exemple :</text:p>
      <text:p text:style-name="P72">[a1,a2,a3] ++ [b1,b2,b3]</text:p>
      <text:p text:style-name="P72">D’ailleurs, le fold va-t-il parcourir la liste de gauche, ou de droite ?</text:p>
      <text:p text:style-name="P72">Remarque: on va éviter de faire des concaténations en fin de liste (car c’est coûteux).</text:p>
      <text:p text:style-name="P73">Peut-on mettre [a1,a2,a3] ++ [b1,b2,b3] sous une des formes :</text:p>
      <text:p text:style-name="P73">((v `op` x1) `op` x2) `op` x3 <text:s text:c="2"/>← le foldl</text:p>
      <text:p text:style-name="P73"><text:soft-page-break/>x1 `op` (x2 `op` (x3 `op` v))) ← le foldr</text:p>
      <text:p text:style-name="P73">But : trouver qui est v, et qui est op !<text:bookmark-end text:name="__DdeLink__1495_2307207623"/></text:p>
      <text:p text:style-name="P73">(la suite est corrigée le 4/12)</text:p>
      <text:p text:style-name="P73"/>
      <text:h text:style-name="Heading_20_2" text:outline-level="2"><text:bookmark-start text:name="__RefHeading___Toc420_27047040"/>Jeudi 12/11<text:bookmark-end text:name="__RefHeading___Toc420_27047040"/></text:h>
      <text:p text:style-name="P34">Dernière séance de TP sur les arbres. Date de rendu du TP : 19/11</text:p>
      <text:p text:style-name="P75">Séance de TP sur Zoom, lien habituel:</text:p>
      <text:p text:style-name="P75"><text:bookmark-start text:name="__DdeLink__907_1887195743"/>https://univ-lille-fr.zoom.us/j/94743333477?pwd=OE03a0hpdkhnNzZKVnlwemJlNzFiUT09</text:p>
      <text:p text:style-name="P74">Meeting ID: 947 4333 3477</text:p>
      <text:p text:style-name="P74">Passcode: 718167<text:bookmark-end text:name="__DdeLink__907_1887195743"/></text:p>
      <text:p text:style-name="P74"/>
      <text:p text:style-name="P74">Petites indications pour l’insertion dans les arbres rouge-noir.</text:p>
      <text:p text:style-name="P74">L’insertion se fait un peu comme une insertion classique récursive dans un arbre binaire de recherche (ABR). L’insertion dans l’arbre rouge noir est également récursive, mais chaque appel récursif sera suivi d’un rééquilibrage de l’arbre obtenu. Attention, cette insertion récursive a pour effet de parfois produire un arbre final avec une racine rouge. Dans ce cas, il faut la passer en noire.</text:p>
      <text:p text:style-name="P74"/>
      <text:h text:style-name="Heading_20_2" text:outline-level="2"><text:bookmark-start text:name="__RefHeading___Toc422_27047040"/>Vendredi 13/11<text:bookmark-end text:name="__RefHeading___Toc422_27047040"/></text:h>
      <text:p text:style-name="P40">TD sur Zoom. Lien habituel pour TD Zoom</text:p>
      <text:p text:style-name="P76">https://univ-lille-fr.zoom.us/j/95653967580?pwd=eTJWaTdpeWwrVC8yQklrU05hL0ttdz09</text:p>
      <text:p text:style-name="P76">Meeting ID: 956 5396 7580</text:p>
      <text:p text:style-name="P76">Passcode: 213161</text:p>
      <text:p text:style-name="P41"/>
      <text:p text:style-name="P41">Séance enregistrée ici:</text:p>
      <text:p text:style-name="P47">https://univ-lille-fr.zoom.us/rec/share/0XXSWgZWRU2meSCSRmv0OlzEuKoKhDqjpFcbOVdxjCdUIAlj0jMuldeZJ0lJgbwX.YuEiwkAdyVjDvOAr </text:p>
      <text:p text:style-name="P47">Passcode: %+1RvwAz <text:line-break/></text:p>
      <text:p text:style-name="P41"/>
      <text:p text:style-name="P41"><text:soft-page-break/>On fait la section 5 des TD sur les analyseurs syntaxiques.</text:p>
      <text:p text:style-name="P41">Q44. Expliquer le type Parser</text:p>
      <text:p text:style-name="P41"/>
      <text:p text:style-name="P41">data Parser a = MkParser (String -&gt; Resultat a)</text:p>
      <text:p text:style-name="P42">On fixe un type a. </text:p>
      <text:p text:style-name="P42">Parser a : est un type algèbrique. Il a un seul constructeur.</text:p>
      <text:p text:style-name="P42">Utile d’introduire une type algébrique si il n’y a qu’un seul constructeur ? On verra que oui. </text:p>
      <text:p text:style-name="P42">Que contient une variable de type Parser a ? réponse : une fonction de type String → Resultat a. Un parser, c’est donc une fonction.</text:p>
      <text:p text:style-name="P42"><text:s/>Cette fonction prend en entrée une chaîne de caractères, et renvoie:</text:p>
      <text:p text:style-name="P42">- soit Nothing (le parser a échoué)</text:p>
      <text:p text:style-name="P42">- soit Just (valeur_de_type_a, une autre chaîne) <text:s/>(cas où le parser réussit)</text:p>
      <text:p text:style-name="P42">Exemple: un parser qui reconnaît des nombres, à qui on donne la chaîne “1235bonjour”, renvoie Just (1235, “bonjour”). Le parser a consommé tous les chiffres possibles, et a renvoyé 1235 et le reste de la châine.</text:p>
      <text:p text:style-name="P42"/>
      <text:p text:style-name="P42">Q45. Un parser est juste une fonction. Pour le lancer, on utilise runParser.</text:p>
      <text:p text:style-name="P42">runParser empty "haskell"</text:p>
      <text:p text:style-name="P42">empty est un parser ? Oui. Voir mini-doc. Le parser empty est le parser qui échoue toujours.</text:p>
      <text:p text:style-name="P42">Donc runParser empty “haskell” renvoie Nothing.</text:p>
      <text:p text:style-name="P42"/>
      <text:p text:style-name="P42">runParser (pure 5) “haskell”</text:p>
      <text:p text:style-name="P42">Le parser (pure 5) est un parser qui réussit toujours (quelle que soit la chaîne de caractère qu’on lui passe) en renvoyant 5, et sans consommer de caractères dans la chaîne reçue.</text:p>
      <text:p text:style-name="P43">Donc runParser (pure 5) “haskell” renvoie Just(5 , “haskell” )</text:p>
      <text:p text:style-name="P43"/>
      <text:p text:style-name="P43">runParser unCaractereQuelconque "haskell"</text:p>
      <text:p text:style-name="P43">renvoie <text:s/>Just ( ‘h’, “askell” )</text:p>
      <text:p text:style-name="P43"/>
      <text:p text:style-name="P43">runParser (empty &lt;|&gt; pure 5) "haskell"</text:p>
      <text:p text:style-name="P43"><text:soft-page-break/>On a utilisé le combinateur &lt;|&gt; qui se comporte un peu comme un ou.</text:p>
      <text:p text:style-name="P43">Le combinateur &lt;|&gt; combine deux parser en un. Le parser obtenu essaie d’abord le premier parser. Si celui-ci réussit, alors le parser réussit, sinon le deuxième est essayé.</text:p>
      <text:p text:style-name="P43">Ici, empty va échoué, donc le parser pure 5 va être lancé, et il va réussir:</text:p>
      <text:p text:style-name="P44">Donc runParser (empty &lt;|&gt; pure 5) "haskell" renvoie Just (5, “haskell”)</text:p>
      <text:p text:style-name="P41"/>
      <text:p text:style-name="P41"/>
      <text:p text:style-name="P41">runParser (pure 5 &lt;|&gt; empty) "haskell"</text:p>
      <text:p text:style-name="P44">Renvoie aussi Just (5, “haskell”)</text:p>
      <text:p text:style-name="P44"/>
      <text:p text:style-name="P44"/>
      <text:p text:style-name="P44">runParser (empty &gt;&gt;= \_ -&gt; pure 5) "haskell"</text:p>
      <text:p text:style-name="P44"/>
      <text:p text:style-name="P44">On utilise un autre combinateur : &gt;&gt;=. Il permet de mettre en séquence deux parsers. </text:p>
      <text:p text:style-name="P44">On essaie en séquence empty et pure 5. Comme empty échoue, la séquence échoue. Donc runParser (empty &gt;&gt;= \_ pure 5) “haskell” renvoie Nothing</text:p>
      <text:p text:style-name="P44"/>
      <text:p text:style-name="P44"/>
      <text:p text:style-name="P44">runParser (pure 5 &gt;&gt;= \_ -&gt; empty) "haskell"</text:p>
      <text:p text:style-name="P44">Renvoie également Nothing. Raison : le premier parser réussit en renvoyant 5.</text:p>
      <text:p text:style-name="P44">Le second parser, empty, lui va échouer, et faire échouer la séquence.</text:p>
      <text:p text:style-name="P44"/>
      <text:p text:style-name="P44">runParser (<text:bookmark-start text:name="__DdeLink__805_985547795"/>unCaractereQuelconque<text:bookmark-end text:name="__DdeLink__805_985547795"/> &gt;&gt;= \c -&gt;</text:p>
      <text:p text:style-name="P44"><text:s text:c="18"/>unCaractereQuelconque &gt;&gt;= \c' -&gt;</text:p>
      <text:p text:style-name="P44"><text:s text:c="18"/>pure [c',c]) "haskell"</text:p>
      <text:p text:style-name="P45">On met en séquence 3 parsers ! On essaie <text:s/>unCaractereQuelconque, puis <text:s/>unCaractereQuelconque, puis pure [c’,c]. D’où viennent c et c’ ?</text:p>
      <text:p text:style-name="P45">c : contiendra le résultat du premier parser. c’ le résultat du deuxième parser.</text:p>
      <text:p text:style-name="P45">“Sorte de magie!” : <text:s/>le nommage des paramètres des lambda fonctions permet d’interprêter la séquence comme <text:s/>: on lance <text:s/>unCaractereQuelconque et on récupère son résultat dans c, ensuite on <text:soft-page-break/>lance <text:s/>unCaractereQuelconque et on récupère son résultat dans c’, ensuite on lance pure [c’,c] qui se contente de renvoyer [c’,c] sans rien consommer.</text:p>
      <text:p text:style-name="P77"><text:span text:style-name="T27">Donc runParser…. renvoie Just </text:span>(['a','h'],"skell") </text:p>
      <text:p text:style-name="P45"/>
      <text:p text:style-name="P45">Q46. On veut un parser qui consomme les espaces au début d’une chaîne de caractères.</text:p>
      <text:p text:style-name="P45">espacesP :: Parser ??</text:p>
      <text:p text:style-name="P45">Plusieurs réponses possibles</text:p>
      <text:p text:style-name="P45">1) espacesP1 :: Parser Int. Dans ce cas, espacesP renvoie le nombre d’espaces retirés.</text:p>
      <text:p text:style-name="P45">2) espacesP2 :: Parser (). Dans ce cas, espacesP renvoie la valeur (), qui represente le “tuple vide”. </text:p>
      <text:p text:style-name="P45">3) espacesP3 :: Parser String. Dans ce cas, espacesP renvoie la chaîne d’espaces qui ont été enlevés.</text:p>
      <text:p text:style-name="P45">espacesP2 :: Parser ()</text:p>
      <text:p text:style-name="P45">espacesP2 = ??</text:p>
      <text:p text:style-name="P45">On sait extraire un espace : car ‘ ‘. Le parser car ‘ ‘ est de type Parser Char, et il réussit quand le premier caractère est un espace. Ce parser renvoie donc un espace.</text:p>
      <text:p text:style-name="P45">Comment repêter le parser car ‘ ‘ ? Avec many. Many va appliquer autant de fois que possible le parser : many (car ‘ ‘).</text:p>
      <text:p text:style-name="P45">espacesP2 = many (car ‘ ‘)</text:p>
      <text:p text:style-name="P45">Correct ? Non, car il y a un problème de type. En effet many (car ‘ ‘) est de type Parser [Char] (ou bien Parser String).</text:p>
      <text:p text:style-name="P45">Donc : </text:p>
      <text:p text:style-name="P45">espacesP3 = many (car ‘ ‘)</text:p>
      <text:p text:style-name="P45"/>
      <text:p text:style-name="P45">Et si on veut renvoyer une valeur <text:s/>particulière, comme (), on va utiliser pure ().</text:p>
      <text:p text:style-name="P45">espacesP2 = </text:p>
      <text:p text:style-name="P45"><text:s text:c="4"/>many (car ‘ ‘) &gt;&gt;= \s →</text:p>
      <text:p text:style-name="P45"><text:s text:c="4"/>pure ()</text:p>
      <text:p text:style-name="P45">Comment comprendre cela ? On extrait les espaces, qui vont dans la “variable” s, et ensuite on renvoie ().</text:p>
      <text:p text:style-name="P45"/>
      <text:p text:style-name="P45">On pourrait aussi écrire :</text:p>
      <text:p text:style-name="P46"><text:soft-page-break/>espacesP2 = </text:p>
      <text:p text:style-name="P46"><text:s text:c="4"/>many (car ‘ ‘) &gt;&gt;= \_ →</text:p>
      <text:p text:style-name="P46"><text:s text:c="4"/>pure ()</text:p>
      <text:p text:style-name="P44"/>
      <text:p text:style-name="P44">On peut aussi écrire :</text:p>
      <text:p text:style-name="P46">espacesP2 = </text:p>
      <text:p text:style-name="P46"><text:s text:c="4"/>many (car ‘ ‘) &gt;&gt;</text:p>
      <text:p text:style-name="P46"><text:s text:c="4"/>pure ()</text:p>
      <text:p text:style-name="P44"/>
      <text:p text:style-name="P44">Pour finir:</text:p>
      <text:p text:style-name="P44">espacesP1 =</text:p>
      <text:p text:style-name="P44"><text:s text:c="3"/>many (car ‘ ‘) &gt;&gt;= \s →</text:p>
      <text:p text:style-name="P44"><text:s text:c="3"/>pure (length s)</text:p>
      <text:h text:style-name="Heading_20_2" text:outline-level="2"><text:bookmark-start text:name="__RefHeading___Toc424_27047040"/>Jeudi 19/11<text:bookmark-end text:name="__RefHeading___Toc424_27047040"/></text:h>
      <text:p text:style-name="P40">Première séance sur l’interprêteur (il y a 4 séances en tout). </text:p>
      <text:p text:style-name="P40">A faire : préparer le TP en lisant le sujet, et en essayant d’écrire les premiers parsers.</text:p>
      <text:p text:style-name="P40">TP sur zoom (lien habituel de TP)</text:p>
      <text:p text:style-name="P78">https://univ-lille-fr.zoom.us/j/94743333477?pwd=OE03a0hpdkhnNzZKVnlwemJlNzFiUT09</text:p>
      <text:p text:style-name="P78">Meeting ID: 947 4333 3477</text:p>
      <text:p text:style-name="P48">Passcode: 718167</text:p>
      <text:p text:style-name="P48">Le TP a été déposé sur gitlab-etu.</text:p>
      <text:p text:style-name="P35">Quelques indications pour aider à démarrer le TP sont données ici (enregistrement zoom):</text:p>
      <text:p text:style-name="P50"><text:a xlink:type="simple" xlink:href="https://univ-lille-fr.zoom.us/rec/share/YIjIMyKVebuitAB9PARE_7598Fcq2wDLlka4lpqeRseyhxqkhQ-Bpyb-qBUTNBMy.KM93vBkMxlreXWQ9" text:style-name="Internet_20_link" text:visited-style-name="Visited_20_Internet_20_Link"><text:span text:style-name="T28">https://univ-lille-fr.zoom.us/rec/share/YIjIMyKVebuitAB9PARE_7598Fcq2wDLlka4lpqeRseyhxqkhQ-Bpyb-qBUTNBMy.KM93vBkMxlreXWQ9</text:span></text:a></text:p>
      <text:p text:style-name="P50"><text:span text:style-name="T28">Passcode: 3V!Fy7DH </text:span><text:line-break/></text:p>
      <text:h text:style-name="Heading_20_2" text:outline-level="2"><text:bookmark-start text:name="__RefHeading___Toc1104_2616159660"/>Vendredi 20/11<text:bookmark-end text:name="__RefHeading___Toc1104_2616159660"/></text:h>
      <text:p text:style-name="P49">TD sur Zoom. Lien habituel pour TD Zoom</text:p>
      <text:p text:style-name="P79"><text:soft-page-break/>https://univ-lille-fr.zoom.us/j/95653967580?pwd=eTJWaTdpeWwrVC8yQklrU05hL0ttdz09</text:p>
      <text:p text:style-name="P79">Meeting ID: 956 5396 7580</text:p>
      <text:p text:style-name="P79">Passcode: 213161</text:p>
      <text:p text:style-name="P79"/>
      <text:p text:style-name="P79">Le TD est enregistré ici :</text:p>
      <text:p text:style-name="P81">https://univ-lille-fr.zoom.us/rec/share/GcQVWceGCRRgC88DkQ-AkYFAKykhJYfWvaTyJu0x09zPfZKjzuuq9KgEhI2gd7cD.baEjHnhTuYvyGWtj </text:p>
      <text:p text:style-name="P81">Passcode: mx9%8qq&amp; <text:line-break/></text:p>
      <text:p text:style-name="P49"/>
      <text:p text:style-name="Text_20_body">On continue le TD sur les parsers.</text:p>
      <text:p text:style-name="Text_20_body"/>
      <text:p text:style-name="Text_20_body">{- entierP1 reconnaît juste les entiers positifs, sans espaces -} </text:p>
      <text:p text:style-name="Text_20_body">entierP1 :: Parser Int</text:p>
      <text:p text:style-name="Text_20_body">ou entierP1 :: Parser Integer</text:p>
      <text:p text:style-name="Text_20_body">{- méthode ? On extrait une chaîne de chiffres (on obtient donc une chaîne de caractères ), et on la convertit en entier avant de la renvoyer -}</text:p>
      <text:p text:style-name="Text_20_body">remarque : Pour convertir une chaîne en entier, “la” fonction “magique” read peut faire le travail. Mais il n’y a qu’une seule fonction read, mais une fonction read pour chaque type de la classe type Read.</text:p>
      <text:p text:style-name="Text_20_body">Si on tape read “42”, ça donne une erreur. Par contre (read “42”)::Int,</text:p>
      <text:p text:style-name="Text_20_body">ou (read “42”)::Integer fonctionnent. En règle générale, on a parfois besoin de préciser quel type read doit renvoyer.</text:p>
      <text:p text:style-name="Text_20_body">chaineVersEntier :: String → Int</text:p>
      <text:p text:style-name="Text_20_body">chaineVersEntier s = (read s)::Int</text:p>
      <text:p text:style-name="Text_20_body">Remarque : le ::Int est-il nécessaire ? Non car le type de la fonction chaineVersEntier précise qu’on renvoie un Int.</text:p>
      <text:p text:style-name="Text_20_body">Que dire de :</text:p>
      <text:p text:style-name="P85">many (carQuand isDigit) &gt;&gt;= \s -&gt; </text:p>
      <text:p text:style-name="P85">chaineVersEntier s &gt;&gt;= \s -&gt; </text:p>
      <text:p text:style-name="P85">pure s ?</text:p>
      <text:p text:style-name="Text_20_body"/>
      <text:p text:style-name="P80"><text:soft-page-break/>Ce n’est pas correct d’un point de vue type car chaineVersEntier n’est pas un Parser (au sens n’a pas le type Parser ...).</text:p>
      <text:p text:style-name="P48">On utilise many ou some ? Some, car un nombre contient au moins un chiffre.</text:p>
      <text:p text:style-name="P48">entierP1 :: Parser Int</text:p>
      <text:p text:style-name="P48">entierP1 =</text:p>
      <text:p text:style-name="P51"><text:s text:c="2"/>some (carQuand isDigit ) <text:s text:c="2"/>&gt;&gt;= \s →</text:p>
      <text:p text:style-name="P51"><text:s text:c="2"/>pure (chaineVersEntier s) </text:p>
      <text:p text:style-name="P48"/>
      <text:p text:style-name="P48">Si on veut enlever les espaces devant ?</text:p>
      <text:p text:style-name="P48">entierP2 :: Parser Int</text:p>
      <text:p text:style-name="P48">entierP2 = espacesP &gt;&gt; entierP1</text:p>
      <text:p text:style-name="P48">Vous pouvez réfléchir à traiter le cas des entiers signés.</text:p>
      <text:p text:style-name="P48"/>
      <text:p text:style-name="P48">Q48.</text:p>
      <text:p text:style-name="P48">sommeChiffresP :: Parser Int</text:p>
      <text:p text:style-name="P48">sommeChiffresP =</text:p>
      <text:p text:style-name="P48"><text:s text:c="2"/>entierP1 &gt;&gt;= … Non car entierP1 renvoie un entier, et pas la liste de chiffres</text:p>
      <text:p text:style-name="P48"/>
      <text:p text:style-name="P48">sommeChiffresP = </text:p>
      <text:p text:style-name="P48"><text:s text:c="2"/>some (carQuand isDigit) &gt;&gt;= \s →</text:p>
      <text:p text:style-name="P48"><text:s text:c="2"/>pure (sum (map intOfChar s)))</text:p>
      <text:p text:style-name="P48"/>
      <text:p text:style-name="P48">Q49.</text:p>
      <text:p text:style-name="P48">Le parser hauteurP va calculer la hauteur d’un arbre donné sous forme de chaîne de caractères.</text:p>
      <text:p text:style-name="P48">hauteurP :: Parser </text:p>
      <text:p text:style-name="P52">Exemple : </text:p>
      <text:p text:style-name="P52">runParser hauteurP “f” renvoie Just (0,”” )</text:p>
      <text:p text:style-name="P52">runParser hauteurP “(f,f)” renvoie Just (1, “” )</text:p>
      <text:p text:style-name="P53">runParser hauteurP “(f,(f,f))” renvoie Just (2,”” )</text:p>
      <text:p text:style-name="P53"><text:soft-page-break/>runParser hauteurP “(f” renvoie Nothing</text:p>
      <text:p text:style-name="P53">runParser hauteurP “(f,f) )(” renvoie Just (1, “ )(”)</text:p>
      <text:p text:style-name="P53">Idées ? </text:p>
      <text:p text:style-name="P53">- essayer de préciser la structure d’une chaîne de caractères qui décrit un arbre</text:p>
      <text:p text:style-name="P53"/>
      <text:p text:style-name="P53">Définition “rigoureuse” d’un arbre (sous forme de chaîne) :</text:p>
      <text:p text:style-name="P54">Un arbre c’est :</text:p>
      <text:p text:style-name="P54">- soit “f” (cas d’une feuille)</text:p>
      <text:p text:style-name="P54">- soit “(“, suivi d’un arbre, suivi de “,”, suivi d’un arbre, suivi de “)”</text:p>
      <text:p text:style-name="P54">Ce qu’on vient d’écrire est une “grammaire” :</text:p>
      <text:p text:style-name="P54">&lt;arbre&gt; = “f” <text:s/>| <text:s/>“(“ + &lt;arbre&gt; + “,” + <text:s/>&lt;arbre&gt; + “)”</text:p>
      <text:p text:style-name="P54"/>
      <text:p text:style-name="P54">Une première version qui ne calcule pas la hauteur mais qui réussit si il extrait une arbre :</text:p>
      <text:p text:style-name="P54">– verifP est un parser qui réussit quand on lui passe un arbre binaire correct, et qui échoue sinon</text:p>
      <text:p text:style-name="P54">verifP :: Parser ()</text:p>
      <text:p text:style-name="P55">verifP = </text:p>
      <text:p text:style-name="P55"><text:s text:c="2"/>(car ‘f’ &gt;&gt; pure () )</text:p>
      <text:p text:style-name="P55"><text:s text:c="2"/>&lt;|&gt;</text:p>
      <text:p text:style-name="P55"><text:s text:c="2"/>(car ‘(‘ &gt;&gt; verifP &gt;&gt; car ‘,’ &gt;&gt; verifP &gt;&gt; car ‘)’ &gt;&gt; pure () )</text:p>
      <text:p text:style-name="P54"/>
      <text:p text:style-name="P54">Comment est définie la hauteur d’un arbre ?</text:p>
      <text:p text:style-name="P54">- c’est zéro pour une feuille</text:p>
      <text:p text:style-name="P54">- sinon, c’est 1 + le maximum des hauteurs des ss-arbres gauches et droits</text:p>
      <text:p text:style-name="P54">Pour écrire hauteurP, on peut s’inspirer de verifP.</text:p>
      <text:p text:style-name="P54">hauteurP :: Parser Int</text:p>
      <text:p text:style-name="P54">hauteurP =</text:p>
      <text:p text:style-name="P54"><text:s text:c="2"/>( car ‘f’ <text:s/>&gt;&gt; pure 0)</text:p>
      <text:p text:style-name="P54"><text:s text:c="2"/>&lt;|&gt;</text:p>
      <text:p text:style-name="P54"><text:soft-page-break/><text:s text:c="2"/>( car ‘(‘ &gt;&gt; </text:p>
      <text:p text:style-name="P54"><text:s text:c="4"/>hauteurP &gt;&gt;= \hg →</text:p>
      <text:p text:style-name="P54"><text:s text:c="4"/>car ‘,’ &gt;&gt;</text:p>
      <text:p text:style-name="P54"><text:s text:c="4"/>hauteurP &gt;&gt;= \hd →</text:p>
      <text:p text:style-name="P54"><text:s text:c="4"/>car ‘)’ &gt;&gt;</text:p>
      <text:p text:style-name="P54"><text:s text:c="4"/>pure (1 <text:s/>+ max hg hd ) <text:s/>)</text:p>
      <text:h text:style-name="Heading_20_2" text:outline-level="2"><text:bookmark-start text:name="__RefHeading___Toc1106_2616159660"/>Jeudi 26/11<text:bookmark-end text:name="__RefHeading___Toc1106_2616159660"/></text:h>
      <text:p text:style-name="P48">Suite TP interprète (séance 2/4).</text:p>
      <text:p text:style-name="P48">J’ai donné quelques indications ici (sur la fonction applique) :</text:p>
      <text:p text:style-name="P56">https://univ-lille-fr.zoom.us/rec/share/KrXo0AnHrrlbdzshQ-FT9M2cci7R8r3OvyIsFwEOaymNbcEsXWjh9bA_wQddddpl.YpOK63QyQCO_vvyw </text:p>
      <text:p text:style-name="P56">Passcode: Kbh$6=NK <text:line-break/></text:p>
      <text:h text:style-name="Heading_20_2" text:outline-level="2"><text:bookmark-start text:name="__RefHeading___Toc1108_2616159660"/>Vendredi 27/11<text:bookmark-end text:name="__RefHeading___Toc1108_2616159660"/></text:h>
      <text:p text:style-name="Text_20_body">(22 présents)</text:p>
      <text:p text:style-name="Text_20_body">Le TD est enregistré ici:</text:p>
      <text:p text:style-name="P82"><text:a xlink:type="simple" xlink:href="https://univ-lille-fr.zoom.us/rec/share/zSRfc-UkmusExrjkBRnpnEpOtSRh2k1JrFJh3bYcF3nytOjxeKoIkkiCZ0uIRcPX.KPtEzb9WQiHOb2CJ" text:style-name="Internet_20_link" text:visited-style-name="Visited_20_Internet_20_Link">https://univ-lille-fr.zoom.us/rec/share/zSRfc-UkmusExrjkBRnpnEpOtSRh2k1JrFJh3bYcF3nytOjxeKoIkkiCZ0uIRcPX.KPtEzb9WQiHOb2CJ</text:a></text:p>
      <text:p text:style-name="P82">Passcode: a0@T?atX </text:p>
      <text:p text:style-name="Text_20_body"/>
      <text:p text:style-name="P48">Suite Parsers.</text:p>
      <text:p text:style-name="P48">50.</text:p>
      <text:p text:style-name="P48">Si on ne gère pas les espaces :</text:p>
      <text:p text:style-name="P48">&lt;expr&gt; = entier</text:p>
      <text:p text:style-name="P48"><text:s text:c="17"/>| &lt;op&gt; <text:s/>+ &lt;expr&gt; + &lt;expr&gt;</text:p>
      <text:p text:style-name="P48">&lt;op&gt; = ‘+’ | <text:s/>‘-’ | ‘*’ | ‘/’</text:p>
      <text:p text:style-name="P48">Et avec les espaces ?</text:p>
      <text:p text:style-name="P48">&lt;expr&gt; = entier</text:p>
      <text:p text:style-name="P48"><text:soft-page-break/><text:s text:c="15"/>| &lt;op&gt; + ‘ ‘ + &lt;expr&gt; + ‘ ‘ + &lt;expr&gt;</text:p>
      <text:p text:style-name="P48">Est-ce que cette grammaire reconnaît bien “- 23 + 2 4” ?</text:p>
      <text:p text:style-name="P57">“- <text:span text:style-name="T30">23</text:span> <text:span text:style-name="T30">+ 2 4</text:span>”</text:p>
      <text:p text:style-name="P48">evalP :: Parser Double</text:p>
      <text:p text:style-name="P48">evalP = (entierP &gt;&gt;= \i →</text:p>
      <text:p text:style-name="P48"><text:s text:c="15"/>pure (fromInteger i) )</text:p>
      <text:p text:style-name="P48"><text:s text:c="13"/>&lt;|&gt;</text:p>
      <text:p text:style-name="P48"><text:s text:c="13"/>( opP &gt;&gt;= \op →</text:p>
      <text:p text:style-name="P48"><text:s text:c="15"/>car ‘ ‘ &gt;&gt;</text:p>
      <text:p text:style-name="P48"><text:s text:c="15"/>evalP &gt;&gt;= \e1 →</text:p>
      <text:p text:style-name="P48"><text:s text:c="15"/>car ‘ ‘ &gt;&gt;</text:p>
      <text:p text:style-name="P48"><text:s text:c="15"/>evalP &gt;&gt;= \e2 →</text:p>
      <text:p text:style-name="P48"><text:s text:c="14"/>pure (op e1 e2) )</text:p>
      <text:p text:style-name="P48"><text:s text:c="14"/></text:p>
      <text:p text:style-name="P48"/>
      <text:p text:style-name="P48">entierP = Parser Integer</text:p>
      <text:p text:style-name="P48">entierP = some (carQuand isDigit) &gt;&gt;= \s →</text:p>
      <text:p text:style-name="P48"><text:s text:c="16"/>pure (read s)</text:p>
      <text:p text:style-name="P48"/>
      <text:p text:style-name="P48">– parser qui reconnaît les opérateurs +, -, *, /</text:p>
      <text:p text:style-name="P48">opP :: Parser (Double → Double → Double)</text:p>
      <text:p text:style-name="P58">opP = (car ‘+’ &gt;&gt; pure (+) ) <text:s/>&lt;|&gt;</text:p>
      <text:p text:style-name="P58"><text:s text:c="11"/>(car ‘-’ &gt;&gt; pure (-) ) &lt;|&gt;</text:p>
      <text:p text:style-name="P58"><text:s text:c="11"/>(car ‘*’ &gt;&gt; pure (*) ) &lt;|&gt;</text:p>
      <text:p text:style-name="P58"><text:s text:c="11"/>(car ‘/’ &gt;&gt; pure (/) ) </text:p>
      <text:p text:style-name="P58"/>
      <text:h text:style-name="Heading_20_2" text:outline-level="2"><text:bookmark-start text:name="__RefHeading___Toc1250_4119230770"/>Jeudi 3/12<text:bookmark-end text:name="__RefHeading___Toc1250_4119230770"/></text:h>
      <text:p text:style-name="P58">Dernier TP 3 / 3 (il n’y aura que 3 séances sur le dernier TP) </text:p>
      <text:p text:style-name="P36"><text:soft-page-break/>Début enregistré autour de la question 15:</text:p>
      <text:p text:style-name="P59"><text:a xlink:type="simple" xlink:href="https://univ-lille-fr.zoom.us/rec/share/5ucF0oXT-58cuqOW_P_uhF4eKpT7I7zUYeRRWdpw3LxDEohv7l0oB4yPeGtPrvDM.izGB0mrFn1Ok1-Sg" text:style-name="Internet_20_link" text:visited-style-name="Visited_20_Internet_20_Link"><text:span text:style-name="T28">https://univ-lille-fr.zoom.us/rec/share/5ucF0oXT-58cuqOW_P_uhF4eKpT7I7zUYeRRWdpw3LxDEohv7l0oB4yPeGtPrvDM.izGB0mrFn1Ok1-Sg</text:span></text:a></text:p>
      <text:p text:style-name="P37">Passcode: 3%MZW^6t <text:line-break/></text:p>
      <text:p text:style-name="P38">Zoom ne fonctionne pas bien, on est sur ce serveur discord : https://discord.gg/xwMgDBjp</text:p>
      <text:p text:style-name="P59"/>
      <text:p text:style-name="P58">Précisions sur question 15:</text:p>
      <text:p text:style-name="P86"><text:bookmark text:name="cb1-3"/><text:span text:style-name="Source_20_Text">data Expression = Lam Nom Expression</text:span></text:p>
      <text:p text:style-name="Preformatted_20_Text"><text:bookmark text:name="cb1-4"/><text:span text:style-name="Source_20_Text"><text:s text:c="16"/>| App Expression Expression</text:span></text:p>
      <text:p text:style-name="Preformatted_20_Text"><text:bookmark text:name="cb1-5"/><text:span text:style-name="Source_20_Text"><text:s text:c="16"/>| Var Nom</text:span></text:p>
      <text:p text:style-name="P87"><text:bookmark text:name="cb1-6"/><text:span text:style-name="Source_20_Text"><text:s text:c="16"/>| Lit Litteral</text:span></text:p>
      <text:p text:style-name="P58">Différents cas pour interpreteA, suivant l’expression ex à interpréter :</text:p>
      <text:p text:style-name="P58">1) si ex est un littéral, évident</text:p>
      <text:p text:style-name="P58">2) si ex est Var v : on recherche v dans l’environnement et on renvoie la valeur associée (en utilisant lookup et fromJust du module Maybe)</text:p>
      <text:p text:style-name="P58">3) si ex est App e e’ : on interprète e, ça nous donne ie (de type valeurA).</text:p>
      <text:p text:style-name="P58">Pour que App e e’ ait un sens, il faut que ie soit une fonction, donc ie doit être de la forme VFonctionA f. Si ce n’est pas le cas, on déclenche une erreur. Ensuite on interprète e’, ce qui donne ie’. Et pour finir on renvoie f ie’</text:p>
      <text:p text:style-name="P58"/>
      <text:p text:style-name="P58">4) si ex est de type Lam nom expr. Dans ce cas, l’interprétation de ex est naturellement une fonction. Donc interpreteA env ex doit renvoyer une valeur de la forme (VFonctionA f).</text:p>
      <text:p text:style-name="P58">Une première idée (fausse) :</text:p>
      <text:p text:style-name="P58">interpreteA env (Lam nom expr) =</text:p>
      <text:p text:style-name="P58"><text:s text:c="5"/>VFonctionA f</text:p>
      <text:p text:style-name="P58"><text:s text:c="5"/>where </text:p>
      <text:p text:style-name="P58"><text:s text:c="8"/>f :: ValeurA → ValeurA</text:p>
      <text:p text:style-name="P58"><text:s text:c="8"/>f v = <text:span text:style-name="T31">expr <text:s/></text:span><text:span text:style-name="T32">pb de type</text:span></text:p>
      <text:p text:style-name="P58"><text:span text:style-name="T32"><text:s text:c="13"/>= </text:span><text:span text:style-name="T31">interpreteA env expr</text:span><text:span text:style-name="T32"> Ok d’un point de vue type, mais v est ignoré ???</text:span></text:p>
      <text:p text:style-name="P58"><text:s text:c="13"/>= interpreteA ((nom,v):env) expr {- Ok, on a complété l’environnement-} </text:p>
      <text:p text:style-name="P58"/>
      <text:p text:style-name="P58"><text:soft-page-break/>Pour les questions qui suivent, pensez bien qu’une fonction à deux paramètres en haskell, n’est rien d’autre qu’une fonction d’un paramètre qui renvoie une fonction d’un paramètre.</text:p>
      <text:p text:style-name="P58"/>
      <text:p text:style-name="P58">Ex je peux écrire en Haskell</text:p>
      <text:p text:style-name="P58">f x y = (x*y+1)</text:p>
      <text:p text:style-name="P58">Je peux aussi écrire en Haskell (tjrs avec deux paramètres)</text:p>
      <text:p text:style-name="P58">f = \x y → (x*y+1)</text:p>
      <text:p text:style-name="P58">On peut aussi, avec des fonctions d’un paramètre écrire</text:p>
      <text:p text:style-name="P58">f = \x → ( \y → x*y+1 <text:s text:c="2"/>)</text:p>
      <text:p text:style-name="P58">C’est d’ailleurs comme ça qu’Haskell comprend vraiment la fonction f.</text:p>
      <text:p text:style-name="P58"/>
      <text:p text:style-name="P58">Zoom ne fonctionne pas bien, on est sur ce serveur discord : https://discord.gg/xwMgDBjp</text:p>
      <text:h text:style-name="Heading_20_2" text:outline-level="2"><text:bookmark-start text:name="__RefHeading___Toc1252_4119230770"/>Vendredi 4/12<text:bookmark-end text:name="__RefHeading___Toc1252_4119230770"/></text:h>
      <text:p text:style-name="P58">TD (lien habituel zoom)</text:p>
      <text:p text:style-name="P58">Le TD est enregistré ici :</text:p>
      <text:p text:style-name="P83"><text:a xlink:type="simple" xlink:href="https://univ-lille-fr.zoom.us/rec/share/XbanezGEo1WFGLcs23rK-oBVW-14PX8RP7Ot0OgBN3Imkoaso-ee6lQDuORqCbuq.p5z0FuU9Jk1OgYit" text:style-name="Internet_20_link" text:visited-style-name="Visited_20_Internet_20_Link">https://univ-lille-fr.zoom.us/rec/share/XbanezGEo1WFGLcs23rK-oBVW-14PX8RP7Ot0OgBN3Imkoaso-ee6lQDuORqCbuq.p5z0FuU9Jk1OgYit</text:a></text:p>
      <text:p text:style-name="P83">Passcode: Vm3P#VL5 </text:p>
      <text:p text:style-name="P58"/>
      <text:p text:style-name="P58">On peut faire aujourd’hui:</text:p>
      <text:p text:style-name="P58">- arbre unaire/binaire</text:p>
      <text:p text:style-name="P58">- des pliages</text:p>
      <text:p text:style-name="P58"/>
      <text:p text:style-name="P58">- arbres binaires.</text:p>
      <text:p text:style-name="P58">La dernière fois, on avait écrit :</text:p>
      <text:p text:style-name="P58"/>
      <text:p text:style-name="P60">hauteurP :: Parser Int</text:p>
      <text:p text:style-name="P60">hauteurP =</text:p>
      <text:p text:style-name="P60"><text:s text:c="2"/>( car ‘f’ <text:s/>&gt;&gt; pure 0)</text:p>
      <text:p text:style-name="P60"><text:soft-page-break/><text:s text:c="2"/>&lt;|&gt;</text:p>
      <text:p text:style-name="P60"><text:s text:c="2"/>( car ‘(‘ &gt;&gt; </text:p>
      <text:p text:style-name="P60"><text:s text:c="4"/>hauteurP &gt;&gt;= \hg →</text:p>
      <text:p text:style-name="P60"><text:s text:c="4"/>car ‘,’ &gt;&gt;</text:p>
      <text:p text:style-name="P60"><text:s text:c="4"/>hauteurP &gt;&gt;= \hd →</text:p>
      <text:p text:style-name="P60"><text:s text:c="4"/>car ‘)’ &gt;&gt;</text:p>
      <text:p text:style-name="P60"><text:s text:c="4"/>pure (1 <text:s/>+ max hg hd ) <text:s/>)</text:p>
      <text:p text:style-name="P58"><text:s/></text:p>
      <text:p text:style-name="P58">Le code précédent suit la grammaire</text:p>
      <text:p text:style-name="P58">&lt;arbre&gt; = ‘f’</text:p>
      <text:p text:style-name="P58"><text:s text:c="15"/>| ‘(‘ + &lt;arbre&gt; + ‘,’ + &lt;arbre&gt; + ‘)’</text:p>
      <text:p text:style-name="P58"/>
      <text:p text:style-name="P58">Comment généraliser si on autorise un noeud à avoir un seul fils ?</text:p>
      <text:p text:style-name="P61">&lt;arbre&gt; = ‘f’</text:p>
      <text:p text:style-name="P39"><text:s text:c="15"/>| ‘(‘ + &lt;arbre&gt; + ‘)’</text:p>
      <text:p text:style-name="P61"><text:s text:c="15"/>| ‘(‘ + &lt;arbre&gt; + ‘,’ + &lt;arbre&gt; + ‘)’</text:p>
      <text:p text:style-name="P61"/>
      <text:p text:style-name="P61">hauteurArbreP = hFeuilleP &lt;|&gt; hArbre1P &lt;|&gt; hArbre2P</text:p>
      <text:p text:style-name="P61">hFeuilleP = (car ‘f’) &gt;&gt; pure 0</text:p>
      <text:p text:style-name="P62">hArbre1P = car ‘(‘ &gt;&gt; </text:p>
      <text:p text:style-name="P62"><text:s text:c="20"/>hauteurArbreP &gt;&gt; \ha →</text:p>
      <text:p text:style-name="P62"><text:s text:c="20"/>car ‘)’ &gt;&gt;</text:p>
      <text:p text:style-name="P62"><text:s text:c="20"/>pure (1 + ha)</text:p>
      <text:p text:style-name="P62">hArbre2P = </text:p>
      <text:p text:style-name="P62"><text:s text:c="4"/>car ‘(‘ &gt;&gt; </text:p>
      <text:p text:style-name="P62"><text:s text:c="4"/>hauteurArbreP &gt;&gt;= \hg →</text:p>
      <text:p text:style-name="P62"><text:s text:c="4"/>car ‘,’ &gt;&gt;</text:p>
      <text:p text:style-name="P62"><text:s text:c="4"/>hauteurArbreP &gt;&gt;= \hd →</text:p>
      <text:p text:style-name="P62"><text:soft-page-break/><text:s text:c="4"/>car ‘)’ &gt;&gt;</text:p>
      <text:p text:style-name="P62"><text:s text:c="4"/>pure (1 <text:s/>+ max hg hd ) <text:s/>)</text:p>
      <text:p text:style-name="P62"/>
      <text:p text:style-name="P62">Pour vous entraîner, faire la même chose avec des arbres n-aires :</text:p>
      <text:p text:style-name="P62">(f,f,(f,f,f),(f,(f,f,f)))</text:p>
      <text:p text:style-name="P62">La grammaire devient :</text:p>
      <text:p text:style-name="P63"><text:s/>&lt;arbre&gt; = ‘f’</text:p>
      <text:p text:style-name="P63"><text:s text:c="15"/>| ‘(‘ + &lt;arbre&gt; + ‘)’</text:p>
      <text:p text:style-name="P63"><text:s text:c="15"/>| ‘(‘ + &lt;arbre&gt; + ‘,’ + &lt;arbre&gt; + ‘)’</text:p>
      <text:p text:style-name="P63"><text:s text:c="15"/>| ‘(‘ + &lt;arbre&gt; + ‘,’ + &lt;arbre&gt; + ‘,’ + &lt;arbre&gt; ‘)’</text:p>
      <text:p text:style-name="P58"><text:s text:c="15"/>| … on ne peut pas mettre “...” !!</text:p>
      <text:p text:style-name="P58"/>
      <text:p text:style-name="P58">&lt;arbre&gt; = ‘f’</text:p>
      <text:p text:style-name="P58"><text:s text:c="15"/>| ‘(‘ + &lt;arbre&gt; + ( ‘,’ + &lt;arbre&gt; <text:s/>)* + ‘)’</text:p>
      <text:p text:style-name="P58"/>
      <text:p text:style-name="P58"/>
      <text:p text:style-name="P58"/>
      <text:p text:style-name="P58">On va finir avec des exercices sur les pliages.</text:p>
      <text:p text:style-name="P58">Q26.</text:p>
      <text:p text:style-name="P72">Si vous savez le faire, tant mieux ! Si vous êtes bloqués, essayez de trouver sur un exemple avec des listes à trois valeurs un motif qui ressemble aux motifs vus précédemment.</text:p>
      <text:p text:style-name="P72">Traitez par exemple :</text:p>
      <text:p text:style-name="P72">[a1,a2,a3] ++ [b1,b2,b3]</text:p>
      <text:p text:style-name="P72">On cherche à obtenir : [a1,a2,a3,b1,b2,b3]</text:p>
      <text:p text:style-name="P72">D’ailleurs, le fold va-t-il parcourir la liste de gauche, ou de droite ?</text:p>
      <text:p text:style-name="P72">Remarque: on va éviter de faire des concaténations en fin de liste (car c’est coûteux).</text:p>
      <text:p text:style-name="P73">Peut-on mettre [a1,a2,a3] ++ [b1,b2,b3] sous une des formes :</text:p>
      <text:p text:style-name="P73">((v `op` x1) `op` x2) `op` x3 <text:s text:c="2"/>← le foldl</text:p>
      <text:p text:style-name="P73">x1 `op` (x2 `op` (x3 `op` v))) ← le foldr</text:p>
      <text:p text:style-name="P2"><text:soft-page-break/>But : trouver qui est v, et qui est op !</text:p>
      <text:p text:style-name="P58"/>
      <text:p text:style-name="P58">Pour trouver la solution, écrire [a1,a2,a3,b1,b2,b3] comme une suite d’opérations avec des ajouts en tête. On peut écrire que</text:p>
      <text:p text:style-name="P58">[a1,a2,a3,b1,b2,b3] = a1 : (a2 : (a3 : [b1,b2,b3] ) ) </text:p>
      <text:p text:style-name="P58">Quel fold utiliser ? Qui est v ? qui est op ?</text:p>
      <text:p text:style-name="P58">A priori, on utilise le foldr avec v=[b1,b2,b3], et op qui est (:)</text:p>
      <text:p text:style-name="P58">concat2 :: [a] → [a] → [a]</text:p>
      <text:p text:style-name="P58">concat2 as bs =</text:p>
      <text:p text:style-name="P58"><text:s text:c="5"/>foldr ( :) bs as</text:p>
      <text:p text:style-name="P58"/>
      <text:p text:style-name="P58">Est-ce qu’on pouvait utiliser le foldl ? Oui, mais il faudrait inverser la première liste → pas très pratique</text:p>
      <text:p text:style-name="P58"/>
      <text:p text:style-name="P58">Et pour concat (qui concatène une liste de listes). Est-ce que concat vous rappelle une opération ?</text:p>
      <text:p text:style-name="P58">Ca nous rappelle sum ? 3 + 5 + 8 ressemble à <text:s/>[1,2,3] ++ [4,5,6] ++ [7,8,9]</text:p>
      <text:p text:style-name="P58">Dans les deux cas, on a une structure de monoïde (terme mathématique). Un monoïde est un ensemble avec une opération binaire associative, et un élément neutre.</text:p>
      <text:p text:style-name="P58">concat xss = foldl concat2 [] <text:s/>xss {- fonctionne aussi avec foldr -}</text:p>
      <text:p text:style-name="P58">A mettre en parallèle avec :</text:p>
      <text:p text:style-name="P58">sum xs = foldl (+) 0 xs </text:p>
      <text:p text:style-name="P58">prod xs = foldl (*) 1 xs</text:p>
      <text:p text:style-name="P58"/>
      <text:p text:style-name="P58">Remarque : un <text:span text:style-name="T33">monoïde</text:span> très classique : les chaînes de caractères.</text:p>
      <text:h text:style-name="Heading_20_2" text:outline-level="2"><text:bookmark-start text:name="__RefHeading___Toc1570_1623006692"/>Mercredi 9/12<text:bookmark-end text:name="__RefHeading___Toc1570_1623006692"/></text:h>
      <text:p text:style-name="Text_20_body">TD (qui remplace celui du vendredi). Dernier TD :(, qui est enregistré ici :</text:p>
      <text:p text:style-name="P84"><text:a xlink:type="simple" xlink:href="https://univ-lille-fr.zoom.us/rec/share/zxiWlJqH2Z_XRY7hX1HEGxNPJDTxY5-j8BFYvr4eT7hOrVz1zDGXbzCFv-kradyY.M29AuM4i8r5lhwPB" text:style-name="Internet_20_link" text:visited-style-name="Visited_20_Internet_20_Link">https://univ-lille-fr.zoom.us/rec/share/zxiWlJqH2Z_XRY7hX1HEGxNPJDTxY5-j8BFYvr4eT7hOrVz1zDGXbzCFv-kradyY.M29AuM4i8r5lhwPB</text:a></text:p>
      <text:p text:style-name="P84">Passcode: md4BX@Qm <text:line-break/></text:p>
      <text:p text:style-name="P36"><text:soft-page-break/>PAS de soutenances de TP cette année</text:p>
      <text:p text:style-name="P58">Séance de révision :</text:p>
      <text:p text:style-name="P58">* listes en compréhension</text:p>
      <text:p text:style-name="P58">* exo sur les matrices (fin du support TD)</text:p>
      <text:p text:style-name="P58">* le « echo interprète »</text:p>
      <text:p text:style-name="P58">* d’autres idées ??</text:p>
      <text:p text:style-name="P58">Pas de « panique » sur les listes en compréhension :)</text:p>
      <text:p text:style-name="P58"/>
      <text:p text:style-name="P58">Le « echo » (exercice 6)</text:p>
      <text:p text:style-name="P58"/>
      <text:p text:style-name="P58">import System.IO</text:p>
      <text:p text:style-name="P58"/>
      <text:p text:style-name="P58">{- Un programme interactif devra être compilé,</text:p>
      <text:p text:style-name="P58"><text:s text:c="3"/>pour être lancé dans le terminal.</text:p>
      <text:p text:style-name="P58"><text:s text:c="3"/>ghc echo.hs</text:p>
      <text:p text:style-name="P58"><text:s text:c="3"/>Quelle fonction est lancée à l'exécution ?</text:p>
      <text:p text:style-name="P58"><text:s text:c="3"/>C'est main</text:p>
      <text:p text:style-name="P58"/>
      <text:p text:style-name="P58">-}</text:p>
      <text:p text:style-name="P58"/>
      <text:p text:style-name="P58">main :: IO ()</text:p>
      <text:p text:style-name="P58">main = do</text:p>
      <text:p text:style-name="P58"><text:s text:c="2"/>putStr "invite&gt; "</text:p>
      <text:p text:style-name="P58"><text:s text:c="2"/>hFlush stdout</text:p>
      <text:p text:style-name="P58"><text:s text:c="2"/>s &lt;- getLine</text:p>
      <text:p text:style-name="P58"><text:s text:c="2"/>if (s /= ":quit") then do</text:p>
      <text:p text:style-name="P58"><text:s text:c="4"/>putStrLn ( "Bonjour " ++ s) </text:p>
      <text:p text:style-name="P58"><text:s text:c="4"/>main</text:p>
      <text:p text:style-name="P58"><text:soft-page-break/><text:s text:c="4"/>else</text:p>
      <text:p text:style-name="P58"><text:s text:c="4"/>pure ()</text:p>
      <text:p text:style-name="P58"/>
      <text:p text:style-name="P58"/>
      <text:p text:style-name="P58">On peut faire un peu de matrices …</text:p>
      <text:p text:style-name="P58"/>
      <text:p text:style-name="P58">La liste de liste [[1,2,0],[4,3,-1]] représente la matrice </text:p>
      <text:p text:style-name="P58">1 2 0</text:p>
      <text:p text:style-name="P58">4 3 -1</text:p>
      <text:p text:style-name="P58"/>
      <text:p text:style-name="P58">Q53.</text:p>
      <text:p text:style-name="P58">type Vecteur a = [a]</text:p>
      <text:p text:style-name="P58">type Matrice a = [ Vecteur a ]</text:p>
      <text:p text:style-name="P58"/>
      <text:p text:style-name="P58">Q54.</text:p>
      <text:p text:style-name="P58">ScalaireVecteur c v = </text:p>
      <text:p text:style-name="P58"><text:s text:c="3"/>map f v</text:p>
      <text:p text:style-name="P58"><text:s text:c="3"/>where f x = c*x</text:p>
      <text:p text:style-name="P58">Ou bien :</text:p>
      <text:p text:style-name="P64">ScalaireVecteur c v = </text:p>
      <text:p text:style-name="P64"><text:s text:c="3"/>map (\x → c*x) <text:s/>v</text:p>
      <text:p text:style-name="P64"/>
      <text:p text:style-name="P64">Ou bien (mais attention, à bien maitriser ce que vous faites :)</text:p>
      <text:p text:style-name="P65">ScalaireVecteur c v = </text:p>
      <text:p text:style-name="P65"><text:s text:c="3"/>map (c*) v</text:p>
      <text:p text:style-name="P65"/>
      <text:p text:style-name="P64">Q55. On utilise , pour travailler en « parallèle » sur deux listes.</text:p>
      <text:p text:style-name="P64">plusVecteur v1 v2 =</text:p>
      <text:p text:style-name="P64"><text:soft-page-break/><text:s text:c="3"/>zipWith f v1 v2</text:p>
      <text:p text:style-name="P64"><text:s text:c="2"/>where f x y = x+y</text:p>
      <text:p text:style-name="P64"/>
      <text:p text:style-name="P64">plusVecteur v1 v2 =</text:p>
      <text:p text:style-name="P64"><text:s text:c="3"/>zipWith (+) v1 v2</text:p>
      <text:p text:style-name="P64"><text:s/></text:p>
      <text:p text:style-name="P64">Et même encore plus court :</text:p>
      <text:p text:style-name="P64">plusVecteur = zipWith (+)</text:p>
      <text:p text:style-name="P64"/>
      <text:p text:style-name="P64">Q56.</text:p>
      <text:p text:style-name="P64">plusMatrice m1 m2 = </text:p>
      <text:p text:style-name="P64"><text:s text:c="3"/>zipWith plusVecteur m1 m2</text:p>
      <text:p text:style-name="P58"/>
      <text:p text:style-name="P58">Et encore plus court : plusMatrice = zipWith plusVecteur</text:p>
      <text:p text:style-name="P58"/>
      <text:p text:style-name="P58">Q57.</text:p>
      <text:p text:style-name="P58">Récupérer la colonne i consiste à récupérer la ième valeur de chaque vecteur ligne. On va utiliser map et !!</text:p>
      <text:p text:style-name="P58">colonne m i = </text:p>
      <text:p text:style-name="P58"><text:s text:c="3"/>map f m</text:p>
      <text:p text:style-name="P58"><text:s text:c="2"/>where f ligne = ligne !! <text:s/>i</text:p>
      <text:p text:style-name="P58"/>
      <text:p text:style-name="P58">Q58.</text:p>
      <text:p text:style-name="P58">On veut la colonne 1, la 2, la 3, ….</text:p>
      <text:p text:style-name="P58">colonnes m =</text:p>
      <text:p text:style-name="P58"><text:s text:c="4"/>map f [1..nbc]</text:p>
      <text:p text:style-name="P58"><text:s text:c="4"/>where </text:p>
      <text:p text:style-name="P58"><text:s text:c="7"/>nbc = length (m !! 0) – le nombre de colonnes est égal à la longueur du premier vecteur ligne</text:p>
      <text:p text:style-name="P58"><text:s text:c="7"/>f i = colonne m i</text:p>
      <text:h text:style-name="Heading_20_2" text:outline-level="2"><text:bookmark-start text:name="__RefHeading___Toc1750_395878607"/><text:soft-page-break/>Jeudi 10/12<text:bookmark-end text:name="__RefHeading___Toc1750_395878607"/></text:h>
      <text:p text:style-name="Text_20_body">Environ 14 participants</text:p>
      <text:p text:style-name="Text_20_body">Dernier TP, séance 4/4 sur l’interprète.</text:p>
      <text:p text:style-name="Text_20_body"><text:span text:style-name="T29">Remarque : pour le TP4, si vous allez jusqu’à la question 24 incluse, c’est déjà très bien.</text:span></text:p>
      <text:p text:style-name="Text_20_body"/>
      <text:p text:style-name="Text_20_body"/>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rlito" svg:font-family="Carlit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rlito" fo:font-size="12pt" fo:language="fr" fo:country="FR" style:letter-kerning="true" style:font-name-asian="Noto Sans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rlito" fo:font-size="12pt" fo:language="fr" fo:country="FR" style:letter-kerning="true" style:font-name-asian="Noto Sans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0:30:27.272678340</meta:creation-date>
    <meta:generator>Collabora_Office/6.2.10.25$Linux_X86_64 LibreOffice_project/fc56c313d19c74ed737a93fbed8eaf3d6c962e5c</meta:generator>
    <meta:editing-duration>P1DT10H58M55S</meta:editing-duration>
    <meta:editing-cycles>249</meta:editing-cycles>
    <dc:date>2020-12-10T10:00:36.904928754</dc:date>
    <meta:document-statistic meta:table-count="0" meta:image-count="0" meta:object-count="0" meta:page-count="28" meta:paragraph-count="623" meta:word-count="4790" meta:character-count="27590" meta:non-whitespace-character-count="22462"/>
  </office:meta>
</office:document-meta>
</file>